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9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0365263" calcext:value-type="float">
            <text:p>0.036526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217245" calcext:value-type="float">
            <text:p>-0.00217245</text:p>
          </table:table-cell>
          <table:table-cell office:value-type="string" calcext:value-type="string">
            <text:p>e_t_SUMME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e_t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y_t:</text:p>
          </table:table-cell>
          <table:table-cell office:value-type="float" office:value="0.258612" calcext:value-type="float">
            <text:p>0.258612</text:p>
          </table:table-cell>
          <table:table-cell office:value-type="string" calcext:value-type="string">
            <text:p>P:</text:p>
          </table:table-cell>
          <table:table-cell office:value-type="float" office:value="0.193494" calcext:value-type="float">
            <text:p>0.193494</text:p>
          </table:table-cell>
          <table:table-cell office:value-type="string" calcext:value-type="string">
            <text:p>I:</text:p>
          </table:table-cell>
          <table:table-cell office:value-type="float" office:value="0.0651183" calcext:value-type="float">
            <text:p>0.065118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17245" calcext:value-type="float">
            <text:p>-0.00217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242825" calcext:value-type="float">
            <text:p>0.024282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56035E-018" calcext:value-type="float">
            <text:p>2.56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58" calcext:value-type="float">
            <text:p>0.336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19219" calcext:value-type="float">
            <text:p>0.41921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37392" calcext:value-type="float">
            <text:p>0.0137392</text:p>
          </table:table-cell>
          <table:table-cell office:value-type="string" calcext:value-type="string">
            <text:p>e_t_SUMME:</text:p>
          </table:table-cell>
          <table:table-cell office:value-type="float" office:value="0.444178" calcext:value-type="float">
            <text:p>0.444178</text:p>
          </table:table-cell>
          <table:table-cell office:value-type="string" calcext:value-type="string">
            <text:p>e_t:</text:p>
          </table:table-cell>
          <table:table-cell office:value-type="float" office:value="0.405479" calcext:value-type="float">
            <text:p>0.405479</text:p>
          </table:table-cell>
          <table:table-cell office:value-type="string" calcext:value-type="string">
            <text:p>y_t:</text:p>
          </table:table-cell>
          <table:table-cell office:value-type="float" office:value="2.77481" calcext:value-type="float">
            <text:p>2.77481</text:p>
          </table:table-cell>
          <table:table-cell office:value-type="string" calcext:value-type="string">
            <text:p>P:</text:p>
          </table:table-cell>
          <table:table-cell office:value-type="float" office:value="2.0274" calcext:value-type="float">
            <text:p>2.0274</text:p>
          </table:table-cell>
          <table:table-cell office:value-type="string" calcext:value-type="string">
            <text:p>I:</text:p>
          </table:table-cell>
          <table:table-cell office:value-type="float" office:value="0.747417" calcext:value-type="float">
            <text:p>0.74741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37392" calcext:value-type="float">
            <text:p>0.01373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78693" calcext:value-type="float">
            <text:p>0.2786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69923E-018" calcext:value-type="float">
            <text:p>2.6992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367" calcext:value-type="float">
            <text:p>0.6736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466699" calcext:value-type="float">
            <text:p>-0.46669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29601" calcext:value-type="float">
            <text:p>0.229601</text:p>
          </table:table-cell>
          <table:table-cell office:value-type="string" calcext:value-type="string">
            <text:p>e_t_SUMME:</text:p>
          </table:table-cell>
          <table:table-cell office:value-type="float" office:value="-0.252122" calcext:value-type="float">
            <text:p>-0.252122</text:p>
          </table:table-cell>
          <table:table-cell office:value-type="string" calcext:value-type="string">
            <text:p>e_t:</text:p>
          </table:table-cell>
          <table:table-cell office:value-type="float" office:value="-0.6963" calcext:value-type="float">
            <text:p>-0.6963</text:p>
          </table:table-cell>
          <table:table-cell office:value-type="string" calcext:value-type="string">
            <text:p>y_t:</text:p>
          </table:table-cell>
          <table:table-cell office:value-type="float" office:value="-3.90574" calcext:value-type="float">
            <text:p>-3.90574</text:p>
          </table:table-cell>
          <table:table-cell office:value-type="string" calcext:value-type="string">
            <text:p>P:</text:p>
          </table:table-cell>
          <table:table-cell office:value-type="float" office:value="-3.4815" calcext:value-type="float">
            <text:p>-3.4815</text:p>
          </table:table-cell>
          <table:table-cell office:value-type="string" calcext:value-type="string">
            <text:p>I:</text:p>
          </table:table-cell>
          <table:table-cell office:value-type="float" office:value="-0.424244" calcext:value-type="float">
            <text:p>-0.42424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29601" calcext:value-type="float">
            <text:p>0.2296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310258" calcext:value-type="float">
            <text:p>-0.3102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82729E-018" calcext:value-type="float">
            <text:p>2.8272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04" calcext:value-type="float">
            <text:p>1.0100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862918" calcext:value-type="float">
            <text:p>-0.86291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11925" calcext:value-type="float">
            <text:p>0.311925</text:p>
          </table:table-cell>
          <table:table-cell office:value-type="string" calcext:value-type="string">
            <text:p>e_t_SUMME:</text:p>
          </table:table-cell>
          <table:table-cell office:value-type="float" office:value="-1.42696" calcext:value-type="float">
            <text:p>-1.42696</text:p>
          </table:table-cell>
          <table:table-cell office:value-type="string" calcext:value-type="string">
            <text:p>e_t:</text:p>
          </table:table-cell>
          <table:table-cell office:value-type="float" office:value="-1.17484" calcext:value-type="float">
            <text:p>-1.17484</text:p>
          </table:table-cell>
          <table:table-cell office:value-type="string" calcext:value-type="string">
            <text:p>y_t:</text:p>
          </table:table-cell>
          <table:table-cell office:value-type="float" office:value="-8.27536" calcext:value-type="float">
            <text:p>-8.27536</text:p>
          </table:table-cell>
          <table:table-cell office:value-type="string" calcext:value-type="string">
            <text:p>P:</text:p>
          </table:table-cell>
          <table:table-cell office:value-type="float" office:value="-5.87422" calcext:value-type="float">
            <text:p>-5.87422</text:p>
          </table:table-cell>
          <table:table-cell office:value-type="string" calcext:value-type="string">
            <text:p>I:</text:p>
          </table:table-cell>
          <table:table-cell office:value-type="float" office:value="-2.40115" calcext:value-type="float">
            <text:p>-2.4011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11925" calcext:value-type="float">
            <text:p>0.31192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73662" calcext:value-type="float">
            <text:p>-0.5736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105E-018" calcext:value-type="float">
            <text:p>3.6110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673" calcext:value-type="float">
            <text:p>1.346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39653" calcext:value-type="float">
            <text:p>0.73965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22467" calcext:value-type="float">
            <text:p>-0.622467</text:p>
          </table:table-cell>
          <table:table-cell office:value-type="string" calcext:value-type="string">
            <text:p>e_t_SUMME:</text:p>
          </table:table-cell>
          <table:table-cell office:value-type="float" office:value="-0.0648448" calcext:value-type="float">
            <text:p>-0.0648448</text:p>
          </table:table-cell>
          <table:table-cell office:value-type="string" calcext:value-type="string">
            <text:p>e_t:</text:p>
          </table:table-cell>
          <table:table-cell office:value-type="float" office:value="1.36212" calcext:value-type="float">
            <text:p>1.36212</text:p>
          </table:table-cell>
          <table:table-cell office:value-type="string" calcext:value-type="string">
            <text:p>y_t:</text:p>
          </table:table-cell>
          <table:table-cell office:value-type="float" office:value="6.70149" calcext:value-type="float">
            <text:p>6.70149</text:p>
          </table:table-cell>
          <table:table-cell office:value-type="string" calcext:value-type="string">
            <text:p>P:</text:p>
          </table:table-cell>
          <table:table-cell office:value-type="float" office:value="6.8106" calcext:value-type="float">
            <text:p>6.8106</text:p>
          </table:table-cell>
          <table:table-cell office:value-type="string" calcext:value-type="string">
            <text:p>I:</text:p>
          </table:table-cell>
          <table:table-cell office:value-type="float" office:value="-0.109114" calcext:value-type="float">
            <text:p>-0.10911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22467" calcext:value-type="float">
            <text:p>-0.62246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91716" calcext:value-type="float">
            <text:p>0.49171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958E-018" calcext:value-type="float">
            <text:p>3.7495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289" calcext:value-type="float">
            <text:p>1.682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76463" calcext:value-type="float">
            <text:p>1.7646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88144" calcext:value-type="float">
            <text:p>0.388144</text:p>
          </table:table-cell>
          <table:table-cell office:value-type="string" calcext:value-type="string">
            <text:p>e_t_SUMME:</text:p>
          </table:table-cell>
          <table:table-cell office:value-type="float" office:value="1.31164" calcext:value-type="float">
            <text:p>1.31164</text:p>
          </table:table-cell>
          <table:table-cell office:value-type="string" calcext:value-type="string">
            <text:p>e_t:</text:p>
          </table:table-cell>
          <table:table-cell office:value-type="float" office:value="1.37648" calcext:value-type="float">
            <text:p>1.37648</text:p>
          </table:table-cell>
          <table:table-cell office:value-type="string" calcext:value-type="string">
            <text:p>y_t:</text:p>
          </table:table-cell>
          <table:table-cell office:value-type="float" office:value="9.08949" calcext:value-type="float">
            <text:p>9.08949</text:p>
          </table:table-cell>
          <table:table-cell office:value-type="string" calcext:value-type="string">
            <text:p>P:</text:p>
          </table:table-cell>
          <table:table-cell office:value-type="float" office:value="6.8824" calcext:value-type="float">
            <text:p>6.8824</text:p>
          </table:table-cell>
          <table:table-cell office:value-type="string" calcext:value-type="string">
            <text:p>I:</text:p>
          </table:table-cell>
          <table:table-cell office:value-type="float" office:value="2.20708" calcext:value-type="float">
            <text:p>2.2070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88144" calcext:value-type="float">
            <text:p>0.3881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17311" calcext:value-type="float">
            <text:p>1.1731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67681E-018" calcext:value-type="float">
            <text:p>5.6768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1939" calcext:value-type="float">
            <text:p>2.019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01607" calcext:value-type="float">
            <text:p>-1.01607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40341" calcext:value-type="float">
            <text:p>0.340341</text:p>
          </table:table-cell>
          <table:table-cell office:value-type="string" calcext:value-type="string">
            <text:p>e_t_SUMME:</text:p>
          </table:table-cell>
          <table:table-cell office:value-type="float" office:value="-0.0447723" calcext:value-type="float">
            <text:p>-0.0447723</text:p>
          </table:table-cell>
          <table:table-cell office:value-type="string" calcext:value-type="string">
            <text:p>e_t:</text:p>
          </table:table-cell>
          <table:table-cell office:value-type="float" office:value="-1.35641" calcext:value-type="float">
            <text:p>-1.35641</text:p>
          </table:table-cell>
          <table:table-cell office:value-type="string" calcext:value-type="string">
            <text:p>y_t:</text:p>
          </table:table-cell>
          <table:table-cell office:value-type="float" office:value="-6.85738" calcext:value-type="float">
            <text:p>-6.85738</text:p>
          </table:table-cell>
          <table:table-cell office:value-type="string" calcext:value-type="string">
            <text:p>P:</text:p>
          </table:table-cell>
          <table:table-cell office:value-type="float" office:value="-6.78204" calcext:value-type="float">
            <text:p>-6.78204</text:p>
          </table:table-cell>
          <table:table-cell office:value-type="string" calcext:value-type="string">
            <text:p>I:</text:p>
          </table:table-cell>
          <table:table-cell office:value-type="float" office:value="-0.0753381" calcext:value-type="float">
            <text:p>-0.075338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40341" calcext:value-type="float">
            <text:p>0.3403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75474" calcext:value-type="float">
            <text:p>-0.6754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039E-018" calcext:value-type="float">
            <text:p>3.740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716" calcext:value-type="float">
            <text:p>2.357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99264" calcext:value-type="float">
            <text:p>1.9926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44498" calcext:value-type="float">
            <text:p>0.244498</text:p>
          </table:table-cell>
          <table:table-cell office:value-type="string" calcext:value-type="string">
            <text:p>e_t_SUMME:</text:p>
          </table:table-cell>
          <table:table-cell office:value-type="float" office:value="1.70337" calcext:value-type="float">
            <text:p>1.70337</text:p>
          </table:table-cell>
          <table:table-cell office:value-type="string" calcext:value-type="string">
            <text:p>e_t:</text:p>
          </table:table-cell>
          <table:table-cell office:value-type="float" office:value="1.74814" calcext:value-type="float">
            <text:p>1.74814</text:p>
          </table:table-cell>
          <table:table-cell office:value-type="string" calcext:value-type="string">
            <text:p>y_t:</text:p>
          </table:table-cell>
          <table:table-cell office:value-type="float" office:value="11.6069" calcext:value-type="float">
            <text:p>11.6069</text:p>
          </table:table-cell>
          <table:table-cell office:value-type="string" calcext:value-type="string">
            <text:p>P:</text:p>
          </table:table-cell>
          <table:table-cell office:value-type="float" office:value="8.74069" calcext:value-type="float">
            <text:p>8.74069</text:p>
          </table:table-cell>
          <table:table-cell office:value-type="string" calcext:value-type="string">
            <text:p>I:</text:p>
          </table:table-cell>
          <table:table-cell office:value-type="float" office:value="2.86625" calcext:value-type="float">
            <text:p>2.866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44498" calcext:value-type="float">
            <text:p>0.2444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32469" calcext:value-type="float">
            <text:p>1.324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97311E-018" calcext:value-type="float">
            <text:p>4.973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232" calcext:value-type="float">
            <text:p>2.692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.35235" calcext:value-type="float">
            <text:p>2.3523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2193" calcext:value-type="float">
            <text:p>0.162193</text:p>
          </table:table-cell>
          <table:table-cell office:value-type="string" calcext:value-type="string">
            <text:p>e_t_SUMME:</text:p>
          </table:table-cell>
          <table:table-cell office:value-type="float" office:value="3.89352" calcext:value-type="float">
            <text:p>3.89352</text:p>
          </table:table-cell>
          <table:table-cell office:value-type="string" calcext:value-type="string">
            <text:p>e_t:</text:p>
          </table:table-cell>
          <table:table-cell office:value-type="float" office:value="2.19016" calcext:value-type="float">
            <text:p>2.19016</text:p>
          </table:table-cell>
          <table:table-cell office:value-type="string" calcext:value-type="string">
            <text:p>y_t:</text:p>
          </table:table-cell>
          <table:table-cell office:value-type="float" office:value="17.5024" calcext:value-type="float">
            <text:p>17.5024</text:p>
          </table:table-cell>
          <table:table-cell office:value-type="string" calcext:value-type="string">
            <text:p>P:</text:p>
          </table:table-cell>
          <table:table-cell office:value-type="float" office:value="10.9508" calcext:value-type="float">
            <text:p>10.9508</text:p>
          </table:table-cell>
          <table:table-cell office:value-type="string" calcext:value-type="string">
            <text:p>I:</text:p>
          </table:table-cell>
          <table:table-cell office:value-type="float" office:value="6.55161" calcext:value-type="float">
            <text:p>6.5516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62193" calcext:value-type="float">
            <text:p>0.1621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56382" calcext:value-type="float">
            <text:p>1.5638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91568E-018" calcext:value-type="float">
            <text:p>6.9156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" calcext:value-type="float">
            <text:p>3.0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16848" calcext:value-type="float">
            <text:p>0.1684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65021" calcext:value-type="float">
            <text:p>-0.265021</text:p>
          </table:table-cell>
          <table:table-cell office:value-type="string" calcext:value-type="string">
            <text:p>e_t_SUMME:</text:p>
          </table:table-cell>
          <table:table-cell office:value-type="float" office:value="4.32702" calcext:value-type="float">
            <text:p>4.32702</text:p>
          </table:table-cell>
          <table:table-cell office:value-type="string" calcext:value-type="string">
            <text:p>e_t:</text:p>
          </table:table-cell>
          <table:table-cell office:value-type="float" office:value="0.433501" calcext:value-type="float">
            <text:p>0.433501</text:p>
          </table:table-cell>
          <table:table-cell office:value-type="string" calcext:value-type="string">
            <text:p>y_t:</text:p>
          </table:table-cell>
          <table:table-cell office:value-type="float" office:value="9.44857" calcext:value-type="float">
            <text:p>9.44857</text:p>
          </table:table-cell>
          <table:table-cell office:value-type="string" calcext:value-type="string">
            <text:p>P:</text:p>
          </table:table-cell>
          <table:table-cell office:value-type="float" office:value="2.16751" calcext:value-type="float">
            <text:p>2.16751</text:p>
          </table:table-cell>
          <table:table-cell office:value-type="string" calcext:value-type="string">
            <text:p>I:</text:p>
          </table:table-cell>
          <table:table-cell office:value-type="float" office:value="7.28106" calcext:value-type="float">
            <text:p>7.2810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65021" calcext:value-type="float">
            <text:p>-0.26502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112004" calcext:value-type="float">
            <text:p>0.1120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344E-018" calcext:value-type="float">
            <text:p>3.4834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582" calcext:value-type="float">
            <text:p>3.365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00588" calcext:value-type="float">
            <text:p>-1.0058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36763" calcext:value-type="float">
            <text:p>-0.236763</text:p>
          </table:table-cell>
          <table:table-cell office:value-type="string" calcext:value-type="string">
            <text:p>e_t_SUMME:</text:p>
          </table:table-cell>
          <table:table-cell office:value-type="float" office:value="3.55791" calcext:value-type="float">
            <text:p>3.55791</text:p>
          </table:table-cell>
          <table:table-cell office:value-type="string" calcext:value-type="string">
            <text:p>e_t:</text:p>
          </table:table-cell>
          <table:table-cell office:value-type="float" office:value="-0.769118" calcext:value-type="float">
            <text:p>-0.769118</text:p>
          </table:table-cell>
          <table:table-cell office:value-type="string" calcext:value-type="string">
            <text:p>y_t:</text:p>
          </table:table-cell>
          <table:table-cell office:value-type="float" office:value="2.14128" calcext:value-type="float">
            <text:p>2.14128</text:p>
          </table:table-cell>
          <table:table-cell office:value-type="string" calcext:value-type="string">
            <text:p>P:</text:p>
          </table:table-cell>
          <table:table-cell office:value-type="float" office:value="-3.84559" calcext:value-type="float">
            <text:p>-3.84559</text:p>
          </table:table-cell>
          <table:table-cell office:value-type="string" calcext:value-type="string">
            <text:p>I:</text:p>
          </table:table-cell>
          <table:table-cell office:value-type="float" office:value="5.98687" calcext:value-type="float">
            <text:p>5.9868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36763" calcext:value-type="float">
            <text:p>-0.23676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68702" calcext:value-type="float">
            <text:p>-0.66870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4893E-018" calcext:value-type="float">
            <text:p>3.748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66" calcext:value-type="float">
            <text:p>3.7026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14392" calcext:value-type="float">
            <text:p>-1.1439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15569" calcext:value-type="float">
            <text:p>0.515569</text:p>
          </table:table-cell>
          <table:table-cell office:value-type="string" calcext:value-type="string">
            <text:p>e_t_SUMME:</text:p>
          </table:table-cell>
          <table:table-cell office:value-type="float" office:value="1.89842" calcext:value-type="float">
            <text:p>1.89842</text:p>
          </table:table-cell>
          <table:table-cell office:value-type="string" calcext:value-type="string">
            <text:p>e_t:</text:p>
          </table:table-cell>
          <table:table-cell office:value-type="float" office:value="-1.65948" calcext:value-type="float">
            <text:p>-1.65948</text:p>
          </table:table-cell>
          <table:table-cell office:value-type="string" calcext:value-type="string">
            <text:p>y_t:</text:p>
          </table:table-cell>
          <table:table-cell office:value-type="float" office:value="-5.10296" calcext:value-type="float">
            <text:p>-5.10296</text:p>
          </table:table-cell>
          <table:table-cell office:value-type="string" calcext:value-type="string">
            <text:p>P:</text:p>
          </table:table-cell>
          <table:table-cell office:value-type="float" office:value="-8.29742" calcext:value-type="float">
            <text:p>-8.29742</text:p>
          </table:table-cell>
          <table:table-cell office:value-type="string" calcext:value-type="string">
            <text:p>I:</text:p>
          </table:table-cell>
          <table:table-cell office:value-type="float" office:value="3.19446" calcext:value-type="float">
            <text:p>3.1944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15569" calcext:value-type="float">
            <text:p>0.51556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760467" calcext:value-type="float">
            <text:p>-0.76046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95967E-018" calcext:value-type="float">
            <text:p>3.959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93" calcext:value-type="float">
            <text:p>4.038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380082" calcext:value-type="float">
            <text:p>-0.38008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70357" calcext:value-type="float">
            <text:p>0.470357</text:p>
          </table:table-cell>
          <table:table-cell office:value-type="string" calcext:value-type="string">
            <text:p>e_t_SUMME:</text:p>
          </table:table-cell>
          <table:table-cell office:value-type="float" office:value="1.04798" calcext:value-type="float">
            <text:p>1.04798</text:p>
          </table:table-cell>
          <table:table-cell office:value-type="string" calcext:value-type="string">
            <text:p>e_t:</text:p>
          </table:table-cell>
          <table:table-cell office:value-type="float" office:value="-0.850439" calcext:value-type="float">
            <text:p>-0.850439</text:p>
          </table:table-cell>
          <table:table-cell office:value-type="string" calcext:value-type="string">
            <text:p>y_t:</text:p>
          </table:table-cell>
          <table:table-cell office:value-type="float" office:value="-2.48876" calcext:value-type="float">
            <text:p>-2.48876</text:p>
          </table:table-cell>
          <table:table-cell office:value-type="string" calcext:value-type="string">
            <text:p>P:</text:p>
          </table:table-cell>
          <table:table-cell office:value-type="float" office:value="-4.2522" calcext:value-type="float">
            <text:p>-4.2522</text:p>
          </table:table-cell>
          <table:table-cell office:value-type="string" calcext:value-type="string">
            <text:p>I:</text:p>
          </table:table-cell>
          <table:table-cell office:value-type="float" office:value="1.76343" calcext:value-type="float">
            <text:p>1.7634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70357" calcext:value-type="float">
            <text:p>0.4703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2676" calcext:value-type="float">
            <text:p>-0.2526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845E-018" calcext:value-type="float">
            <text:p>3.858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62" calcext:value-type="float">
            <text:p>4.375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278419" calcext:value-type="float">
            <text:p>-0.27841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93495" calcext:value-type="float">
            <text:p>-0.693495</text:p>
          </table:table-cell>
          <table:table-cell office:value-type="string" calcext:value-type="string">
            <text:p>e_t_SUMME:</text:p>
          </table:table-cell>
          <table:table-cell office:value-type="float" office:value="1.46306" calcext:value-type="float">
            <text:p>1.46306</text:p>
          </table:table-cell>
          <table:table-cell office:value-type="string" calcext:value-type="string">
            <text:p>e_t:</text:p>
          </table:table-cell>
          <table:table-cell office:value-type="float" office:value="0.415076" calcext:value-type="float">
            <text:p>0.415076</text:p>
          </table:table-cell>
          <table:table-cell office:value-type="string" calcext:value-type="string">
            <text:p>y_t:</text:p>
          </table:table-cell>
          <table:table-cell office:value-type="float" office:value="4.53726" calcext:value-type="float">
            <text:p>4.53726</text:p>
          </table:table-cell>
          <table:table-cell office:value-type="string" calcext:value-type="string">
            <text:p>P:</text:p>
          </table:table-cell>
          <table:table-cell office:value-type="float" office:value="2.07538" calcext:value-type="float">
            <text:p>2.07538</text:p>
          </table:table-cell>
          <table:table-cell office:value-type="string" calcext:value-type="string">
            <text:p>I:</text:p>
          </table:table-cell>
          <table:table-cell office:value-type="float" office:value="2.46188" calcext:value-type="float">
            <text:p>2.4618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93495" calcext:value-type="float">
            <text:p>-0.6934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5091" calcext:value-type="float">
            <text:p>-0.1850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2712E-018" calcext:value-type="float">
            <text:p>3.727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68" calcext:value-type="float">
            <text:p>4.7116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73613" calcext:value-type="float">
            <text:p>0.67361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39541" calcext:value-type="float">
            <text:p>-0.639541</text:p>
          </table:table-cell>
          <table:table-cell office:value-type="string" calcext:value-type="string">
            <text:p>e_t_SUMME:</text:p>
          </table:table-cell>
          <table:table-cell office:value-type="float" office:value="2.77621" calcext:value-type="float">
            <text:p>2.77621</text:p>
          </table:table-cell>
          <table:table-cell office:value-type="string" calcext:value-type="string">
            <text:p>e_t:</text:p>
          </table:table-cell>
          <table:table-cell office:value-type="float" office:value="1.31315" calcext:value-type="float">
            <text:p>1.31315</text:p>
          </table:table-cell>
          <table:table-cell office:value-type="string" calcext:value-type="string">
            <text:p>y_t:</text:p>
          </table:table-cell>
          <table:table-cell office:value-type="float" office:value="11.2373" calcext:value-type="float">
            <text:p>11.2373</text:p>
          </table:table-cell>
          <table:table-cell office:value-type="string" calcext:value-type="string">
            <text:p>P:</text:p>
          </table:table-cell>
          <table:table-cell office:value-type="float" office:value="6.56577" calcext:value-type="float">
            <text:p>6.56577</text:p>
          </table:table-cell>
          <table:table-cell office:value-type="string" calcext:value-type="string">
            <text:p>I:</text:p>
          </table:table-cell>
          <table:table-cell office:value-type="float" office:value="4.67152" calcext:value-type="float">
            <text:p>4.6715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39541" calcext:value-type="float">
            <text:p>-0.6395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7813" calcext:value-type="float">
            <text:p>0.4478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41779E-018" calcext:value-type="float">
            <text:p>4.417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75" calcext:value-type="float">
            <text:p>5.048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85259" calcext:value-type="float">
            <text:p>0.98525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389255" calcext:value-type="float">
            <text:p>-0.389255</text:p>
          </table:table-cell>
          <table:table-cell office:value-type="string" calcext:value-type="string">
            <text:p>e_t_SUMME:</text:p>
          </table:table-cell>
          <table:table-cell office:value-type="float" office:value="4.15073" calcext:value-type="float">
            <text:p>4.15073</text:p>
          </table:table-cell>
          <table:table-cell office:value-type="string" calcext:value-type="string">
            <text:p>e_t:</text:p>
          </table:table-cell>
          <table:table-cell office:value-type="float" office:value="1.37451" calcext:value-type="float">
            <text:p>1.37451</text:p>
          </table:table-cell>
          <table:table-cell office:value-type="string" calcext:value-type="string">
            <text:p>y_t:</text:p>
          </table:table-cell>
          <table:table-cell office:value-type="float" office:value="13.857" calcext:value-type="float">
            <text:p>13.857</text:p>
          </table:table-cell>
          <table:table-cell office:value-type="string" calcext:value-type="string">
            <text:p>P:</text:p>
          </table:table-cell>
          <table:table-cell office:value-type="float" office:value="6.87257" calcext:value-type="float">
            <text:p>6.87257</text:p>
          </table:table-cell>
          <table:table-cell office:value-type="string" calcext:value-type="string">
            <text:p>I:</text:p>
          </table:table-cell>
          <table:table-cell office:value-type="float" office:value="6.98441" calcext:value-type="float">
            <text:p>6.9844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89255" calcext:value-type="float">
            <text:p>-0.3892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54993" calcext:value-type="float">
            <text:p>0.6549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0391E-018" calcext:value-type="float">
            <text:p>4.203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514" calcext:value-type="float">
            <text:p>5.3851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0927631" calcext:value-type="float">
            <text:p>-0.092763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949912" calcext:value-type="float">
            <text:p>0.949912</text:p>
          </table:table-cell>
          <table:table-cell office:value-type="string" calcext:value-type="string">
            <text:p>e_t_SUMME:</text:p>
          </table:table-cell>
          <table:table-cell office:value-type="float" office:value="3.10805" calcext:value-type="float">
            <text:p>3.10805</text:p>
          </table:table-cell>
          <table:table-cell office:value-type="string" calcext:value-type="string">
            <text:p>e_t:</text:p>
          </table:table-cell>
          <table:table-cell office:value-type="float" office:value="-1.04268" calcext:value-type="float">
            <text:p>-1.04268</text:p>
          </table:table-cell>
          <table:table-cell office:value-type="string" calcext:value-type="string">
            <text:p>y_t:</text:p>
          </table:table-cell>
          <table:table-cell office:value-type="float" office:value="0.0165263" calcext:value-type="float">
            <text:p>0.0165263</text:p>
          </table:table-cell>
          <table:table-cell office:value-type="string" calcext:value-type="string">
            <text:p>P:</text:p>
          </table:table-cell>
          <table:table-cell office:value-type="float" office:value="-5.21338" calcext:value-type="float">
            <text:p>-5.21338</text:p>
          </table:table-cell>
          <table:table-cell office:value-type="string" calcext:value-type="string">
            <text:p>I:</text:p>
          </table:table-cell>
          <table:table-cell office:value-type="float" office:value="5.2299" calcext:value-type="float">
            <text:p>5.229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949912" calcext:value-type="float">
            <text:p>0.9499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16683" calcext:value-type="float">
            <text:p>-0.061668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0071E-018" calcext:value-type="float">
            <text:p>3.7007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17" calcext:value-type="float">
            <text:p>5.721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75903" calcext:value-type="float">
            <text:p>1.7590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99036" calcext:value-type="float">
            <text:p>0.599036</text:p>
          </table:table-cell>
          <table:table-cell office:value-type="string" calcext:value-type="string">
            <text:p>e_t_SUMME:</text:p>
          </table:table-cell>
          <table:table-cell office:value-type="float" office:value="4.26804" calcext:value-type="float">
            <text:p>4.26804</text:p>
          </table:table-cell>
          <table:table-cell office:value-type="string" calcext:value-type="string">
            <text:p>e_t:</text:p>
          </table:table-cell>
          <table:table-cell office:value-type="float" office:value="1.15999" calcext:value-type="float">
            <text:p>1.15999</text:p>
          </table:table-cell>
          <table:table-cell office:value-type="string" calcext:value-type="string">
            <text:p>y_t:</text:p>
          </table:table-cell>
          <table:table-cell office:value-type="float" office:value="12.9818" calcext:value-type="float">
            <text:p>12.9818</text:p>
          </table:table-cell>
          <table:table-cell office:value-type="string" calcext:value-type="string">
            <text:p>P:</text:p>
          </table:table-cell>
          <table:table-cell office:value-type="float" office:value="5.79996" calcext:value-type="float">
            <text:p>5.79996</text:p>
          </table:table-cell>
          <table:table-cell office:value-type="string" calcext:value-type="string">
            <text:p>I:</text:p>
          </table:table-cell>
          <table:table-cell office:value-type="float" office:value="7.18182" calcext:value-type="float">
            <text:p>7.1818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99036" calcext:value-type="float">
            <text:p>0.5990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16939" calcext:value-type="float">
            <text:p>1.1693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13417E-018" calcext:value-type="float">
            <text:p>5.134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772" calcext:value-type="float">
            <text:p>6.0577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86327" calcext:value-type="float">
            <text:p>1.86327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8609" calcext:value-type="float">
            <text:p>0.708609</text:p>
          </table:table-cell>
          <table:table-cell office:value-type="string" calcext:value-type="string">
            <text:p>e_t_SUMME:</text:p>
          </table:table-cell>
          <table:table-cell office:value-type="float" office:value="5.4227" calcext:value-type="float">
            <text:p>5.4227</text:p>
          </table:table-cell>
          <table:table-cell office:value-type="string" calcext:value-type="string">
            <text:p>e_t:</text:p>
          </table:table-cell>
          <table:table-cell office:value-type="float" office:value="1.15466" calcext:value-type="float">
            <text:p>1.15466</text:p>
          </table:table-cell>
          <table:table-cell office:value-type="string" calcext:value-type="string">
            <text:p>y_t:</text:p>
          </table:table-cell>
          <table:table-cell office:value-type="float" office:value="14.898" calcext:value-type="float">
            <text:p>14.898</text:p>
          </table:table-cell>
          <table:table-cell office:value-type="string" calcext:value-type="string">
            <text:p>P:</text:p>
          </table:table-cell>
          <table:table-cell office:value-type="float" office:value="5.77328" calcext:value-type="float">
            <text:p>5.77328</text:p>
          </table:table-cell>
          <table:table-cell office:value-type="string" calcext:value-type="string">
            <text:p>I:</text:p>
          </table:table-cell>
          <table:table-cell office:value-type="float" office:value="9.12475" calcext:value-type="float">
            <text:p>9.1247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8609" calcext:value-type="float">
            <text:p>0.7086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23869" calcext:value-type="float">
            <text:p>1.238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74301E-018" calcext:value-type="float">
            <text:p>5.743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62" calcext:value-type="float">
            <text:p>6.394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31771" calcext:value-type="float">
            <text:p>-1.3177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10513" calcext:value-type="float">
            <text:p>0.510513</text:p>
          </table:table-cell>
          <table:table-cell office:value-type="string" calcext:value-type="string">
            <text:p>e_t_SUMME:</text:p>
          </table:table-cell>
          <table:table-cell office:value-type="float" office:value="3.59448" calcext:value-type="float">
            <text:p>3.59448</text:p>
          </table:table-cell>
          <table:table-cell office:value-type="string" calcext:value-type="string">
            <text:p>e_t:</text:p>
          </table:table-cell>
          <table:table-cell office:value-type="float" office:value="-1.82822" calcext:value-type="float">
            <text:p>-1.82822</text:p>
          </table:table-cell>
          <table:table-cell office:value-type="string" calcext:value-type="string">
            <text:p>y_t:</text:p>
          </table:table-cell>
          <table:table-cell office:value-type="float" office:value="-3.0927" calcext:value-type="float">
            <text:p>-3.0927</text:p>
          </table:table-cell>
          <table:table-cell office:value-type="string" calcext:value-type="string">
            <text:p>P:</text:p>
          </table:table-cell>
          <table:table-cell office:value-type="float" office:value="-9.14111" calcext:value-type="float">
            <text:p>-9.14111</text:p>
          </table:table-cell>
          <table:table-cell office:value-type="string" calcext:value-type="string">
            <text:p>I:</text:p>
          </table:table-cell>
          <table:table-cell office:value-type="float" office:value="6.04841" calcext:value-type="float">
            <text:p>6.0484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10513" calcext:value-type="float">
            <text:p>0.5105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76004" calcext:value-type="float">
            <text:p>-0.8760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39E-018" calcext:value-type="float">
            <text:p>3.67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174" calcext:value-type="float">
            <text:p>6.731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34291" calcext:value-type="float">
            <text:p>0.53429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576555" calcext:value-type="float">
            <text:p>-0.0576555</text:p>
          </table:table-cell>
          <table:table-cell office:value-type="string" calcext:value-type="string">
            <text:p>e_t_SUMME:</text:p>
          </table:table-cell>
          <table:table-cell office:value-type="float" office:value="4.18642" calcext:value-type="float">
            <text:p>4.18642</text:p>
          </table:table-cell>
          <table:table-cell office:value-type="string" calcext:value-type="string">
            <text:p>e_t:</text:p>
          </table:table-cell>
          <table:table-cell office:value-type="float" office:value="0.591947" calcext:value-type="float">
            <text:p>0.591947</text:p>
          </table:table-cell>
          <table:table-cell office:value-type="string" calcext:value-type="string">
            <text:p>y_t:</text:p>
          </table:table-cell>
          <table:table-cell office:value-type="float" office:value="10.0042" calcext:value-type="float">
            <text:p>10.0042</text:p>
          </table:table-cell>
          <table:table-cell office:value-type="string" calcext:value-type="string">
            <text:p>P:</text:p>
          </table:table-cell>
          <table:table-cell office:value-type="float" office:value="2.95973" calcext:value-type="float">
            <text:p>2.95973</text:p>
          </table:table-cell>
          <table:table-cell office:value-type="string" calcext:value-type="string">
            <text:p>I:</text:p>
          </table:table-cell>
          <table:table-cell office:value-type="float" office:value="7.04448" calcext:value-type="float">
            <text:p>7.0444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576555" calcext:value-type="float">
            <text:p>-0.05765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55193" calcext:value-type="float">
            <text:p>0.3551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32728E-018" calcext:value-type="float">
            <text:p>6.3272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45" calcext:value-type="float">
            <text:p>7.068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53175" calcext:value-type="float">
            <text:p>0.55317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44019" calcext:value-type="float">
            <text:p>-0.144019</text:p>
          </table:table-cell>
          <table:table-cell office:value-type="string" calcext:value-type="string">
            <text:p>e_t_SUMME:</text:p>
          </table:table-cell>
          <table:table-cell office:value-type="float" office:value="4.88362" calcext:value-type="float">
            <text:p>4.88362</text:p>
          </table:table-cell>
          <table:table-cell office:value-type="string" calcext:value-type="string">
            <text:p>e_t:</text:p>
          </table:table-cell>
          <table:table-cell office:value-type="float" office:value="0.697194" calcext:value-type="float">
            <text:p>0.697194</text:p>
          </table:table-cell>
          <table:table-cell office:value-type="string" calcext:value-type="string">
            <text:p>y_t:</text:p>
          </table:table-cell>
          <table:table-cell office:value-type="float" office:value="11.7036" calcext:value-type="float">
            <text:p>11.7036</text:p>
          </table:table-cell>
          <table:table-cell office:value-type="string" calcext:value-type="string">
            <text:p>P:</text:p>
          </table:table-cell>
          <table:table-cell office:value-type="float" office:value="3.48597" calcext:value-type="float">
            <text:p>3.48597</text:p>
          </table:table-cell>
          <table:table-cell office:value-type="string" calcext:value-type="string">
            <text:p>I:</text:p>
          </table:table-cell>
          <table:table-cell office:value-type="float" office:value="8.21764" calcext:value-type="float">
            <text:p>8.2176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44019" calcext:value-type="float">
            <text:p>-0.1440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67747" calcext:value-type="float">
            <text:p>0.3677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0432E-018" calcext:value-type="float">
            <text:p>6.043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434" calcext:value-type="float">
            <text:p>7.4043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26032" calcext:value-type="float">
            <text:p>1.2603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02114" calcext:value-type="float">
            <text:p>-0.202114</text:p>
          </table:table-cell>
          <table:table-cell office:value-type="string" calcext:value-type="string">
            <text:p>e_t_SUMME:</text:p>
          </table:table-cell>
          <table:table-cell office:value-type="float" office:value="6.34606" calcext:value-type="float">
            <text:p>6.34606</text:p>
          </table:table-cell>
          <table:table-cell office:value-type="string" calcext:value-type="string">
            <text:p>e_t:</text:p>
          </table:table-cell>
          <table:table-cell office:value-type="float" office:value="1.46244" calcext:value-type="float">
            <text:p>1.46244</text:p>
          </table:table-cell>
          <table:table-cell office:value-type="string" calcext:value-type="string">
            <text:p>y_t:</text:p>
          </table:table-cell>
          <table:table-cell office:value-type="float" office:value="17.9907" calcext:value-type="float">
            <text:p>17.9907</text:p>
          </table:table-cell>
          <table:table-cell office:value-type="string" calcext:value-type="string">
            <text:p>P:</text:p>
          </table:table-cell>
          <table:table-cell office:value-type="float" office:value="7.3122" calcext:value-type="float">
            <text:p>7.3122</text:p>
          </table:table-cell>
          <table:table-cell office:value-type="string" calcext:value-type="string">
            <text:p>I:</text:p>
          </table:table-cell>
          <table:table-cell office:value-type="float" office:value="10.6785" calcext:value-type="float">
            <text:p>10.678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02114" calcext:value-type="float">
            <text:p>-0.20211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7855" calcext:value-type="float">
            <text:p>0.8378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11052E-018" calcext:value-type="float">
            <text:p>4.1105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125" calcext:value-type="float">
            <text:p>7.741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10433" calcext:value-type="float">
            <text:p>1.1043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267413" calcext:value-type="float">
            <text:p>0.0267413</text:p>
          </table:table-cell>
          <table:table-cell office:value-type="string" calcext:value-type="string">
            <text:p>e_t_SUMME:</text:p>
          </table:table-cell>
          <table:table-cell office:value-type="float" office:value="7.42365" calcext:value-type="float">
            <text:p>7.42365</text:p>
          </table:table-cell>
          <table:table-cell office:value-type="string" calcext:value-type="string">
            <text:p>e_t:</text:p>
          </table:table-cell>
          <table:table-cell office:value-type="float" office:value="1.07759" calcext:value-type="float">
            <text:p>1.07759</text:p>
          </table:table-cell>
          <table:table-cell office:value-type="string" calcext:value-type="string">
            <text:p>y_t:</text:p>
          </table:table-cell>
          <table:table-cell office:value-type="float" office:value="17.8797" calcext:value-type="float">
            <text:p>17.8797</text:p>
          </table:table-cell>
          <table:table-cell office:value-type="string" calcext:value-type="string">
            <text:p>P:</text:p>
          </table:table-cell>
          <table:table-cell office:value-type="float" office:value="5.38794" calcext:value-type="float">
            <text:p>5.38794</text:p>
          </table:table-cell>
          <table:table-cell office:value-type="string" calcext:value-type="string">
            <text:p>I:</text:p>
          </table:table-cell>
          <table:table-cell office:value-type="float" office:value="12.4917" calcext:value-type="float">
            <text:p>12.491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7413" calcext:value-type="float">
            <text:p>0.02674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3415" calcext:value-type="float">
            <text:p>0.734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13153E-018" calcext:value-type="float">
            <text:p>4.1315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36" calcext:value-type="float">
            <text:p>8.077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2609" calcext:value-type="float">
            <text:p>1.260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39795" calcext:value-type="float">
            <text:p>-0.239795</text:p>
          </table:table-cell>
          <table:table-cell office:value-type="string" calcext:value-type="string">
            <text:p>e_t_SUMME:</text:p>
          </table:table-cell>
          <table:table-cell office:value-type="float" office:value="8.92434" calcext:value-type="float">
            <text:p>8.92434</text:p>
          </table:table-cell>
          <table:table-cell office:value-type="string" calcext:value-type="string">
            <text:p>e_t:</text:p>
          </table:table-cell>
          <table:table-cell office:value-type="float" office:value="1.50069" calcext:value-type="float">
            <text:p>1.50069</text:p>
          </table:table-cell>
          <table:table-cell office:value-type="string" calcext:value-type="string">
            <text:p>y_t:</text:p>
          </table:table-cell>
          <table:table-cell office:value-type="float" office:value="22.5204" calcext:value-type="float">
            <text:p>22.5204</text:p>
          </table:table-cell>
          <table:table-cell office:value-type="string" calcext:value-type="string">
            <text:p>P:</text:p>
          </table:table-cell>
          <table:table-cell office:value-type="float" office:value="7.50346" calcext:value-type="float">
            <text:p>7.50346</text:p>
          </table:table-cell>
          <table:table-cell office:value-type="string" calcext:value-type="string">
            <text:p>I:</text:p>
          </table:table-cell>
          <table:table-cell office:value-type="float" office:value="15.0169" calcext:value-type="float">
            <text:p>15.01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39795" calcext:value-type="float">
            <text:p>-0.2397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8236" calcext:value-type="float">
            <text:p>0.8382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8625E-018" calcext:value-type="float">
            <text:p>3.586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67" calcext:value-type="float">
            <text:p>8.4136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287288" calcext:value-type="float">
            <text:p>-0.28728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10906" calcext:value-type="float">
            <text:p>-0.410906</text:p>
          </table:table-cell>
          <table:table-cell office:value-type="string" calcext:value-type="string">
            <text:p>e_t_SUMME:</text:p>
          </table:table-cell>
          <table:table-cell office:value-type="float" office:value="9.04796" calcext:value-type="float">
            <text:p>9.04796</text:p>
          </table:table-cell>
          <table:table-cell office:value-type="string" calcext:value-type="string">
            <text:p>e_t:</text:p>
          </table:table-cell>
          <table:table-cell office:value-type="float" office:value="0.123618" calcext:value-type="float">
            <text:p>0.123618</text:p>
          </table:table-cell>
          <table:table-cell office:value-type="string" calcext:value-type="string">
            <text:p>y_t:</text:p>
          </table:table-cell>
          <table:table-cell office:value-type="float" office:value="15.843" calcext:value-type="float">
            <text:p>15.843</text:p>
          </table:table-cell>
          <table:table-cell office:value-type="string" calcext:value-type="string">
            <text:p>P:</text:p>
          </table:table-cell>
          <table:table-cell office:value-type="float" office:value="0.61809" calcext:value-type="float">
            <text:p>0.61809</text:p>
          </table:table-cell>
          <table:table-cell office:value-type="string" calcext:value-type="string">
            <text:p>I:</text:p>
          </table:table-cell>
          <table:table-cell office:value-type="float" office:value="15.225" calcext:value-type="float">
            <text:p>15.22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10906" calcext:value-type="float">
            <text:p>-0.4109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0987" calcext:value-type="float">
            <text:p>-0.1909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7261E-018" calcext:value-type="float">
            <text:p>3.4726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12" calcext:value-type="float">
            <text:p>8.7501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699244" calcext:value-type="float">
            <text:p>-0.69924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769875" calcext:value-type="float">
            <text:p>-0.0769875</text:p>
          </table:table-cell>
          <table:table-cell office:value-type="string" calcext:value-type="string">
            <text:p>e_t_SUMME:</text:p>
          </table:table-cell>
          <table:table-cell office:value-type="float" office:value="8.4257" calcext:value-type="float">
            <text:p>8.4257</text:p>
          </table:table-cell>
          <table:table-cell office:value-type="string" calcext:value-type="string">
            <text:p>e_t:</text:p>
          </table:table-cell>
          <table:table-cell office:value-type="float" office:value="-0.622257" calcext:value-type="float">
            <text:p>-0.622257</text:p>
          </table:table-cell>
          <table:table-cell office:value-type="string" calcext:value-type="string">
            <text:p>y_t:</text:p>
          </table:table-cell>
          <table:table-cell office:value-type="float" office:value="11.0666" calcext:value-type="float">
            <text:p>11.0666</text:p>
          </table:table-cell>
          <table:table-cell office:value-type="string" calcext:value-type="string">
            <text:p>P:</text:p>
          </table:table-cell>
          <table:table-cell office:value-type="float" office:value="-3.11128" calcext:value-type="float">
            <text:p>-3.11128</text:p>
          </table:table-cell>
          <table:table-cell office:value-type="string" calcext:value-type="string">
            <text:p>I:</text:p>
          </table:table-cell>
          <table:table-cell office:value-type="float" office:value="14.1779" calcext:value-type="float">
            <text:p>14.177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769875" calcext:value-type="float">
            <text:p>-0.076987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64853" calcext:value-type="float">
            <text:p>-0.46485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037E-018" calcext:value-type="float">
            <text:p>3.6203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87" calcext:value-type="float">
            <text:p>9.086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14222" calcext:value-type="float">
            <text:p>1.1422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288445" calcext:value-type="float">
            <text:p>-0.0288445</text:p>
          </table:table-cell>
          <table:table-cell office:value-type="string" calcext:value-type="string">
            <text:p>e_t_SUMME:</text:p>
          </table:table-cell>
          <table:table-cell office:value-type="float" office:value="9.59676" calcext:value-type="float">
            <text:p>9.59676</text:p>
          </table:table-cell>
          <table:table-cell office:value-type="string" calcext:value-type="string">
            <text:p>e_t:</text:p>
          </table:table-cell>
          <table:table-cell office:value-type="float" office:value="1.17106" calcext:value-type="float">
            <text:p>1.17106</text:p>
          </table:table-cell>
          <table:table-cell office:value-type="string" calcext:value-type="string">
            <text:p>y_t:</text:p>
          </table:table-cell>
          <table:table-cell office:value-type="float" office:value="22.0037" calcext:value-type="float">
            <text:p>22.0037</text:p>
          </table:table-cell>
          <table:table-cell office:value-type="string" calcext:value-type="string">
            <text:p>P:</text:p>
          </table:table-cell>
          <table:table-cell office:value-type="float" office:value="5.85531" calcext:value-type="float">
            <text:p>5.85531</text:p>
          </table:table-cell>
          <table:table-cell office:value-type="string" calcext:value-type="string">
            <text:p>I:</text:p>
          </table:table-cell>
          <table:table-cell office:value-type="float" office:value="16.1484" calcext:value-type="float">
            <text:p>16.14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288445" calcext:value-type="float">
            <text:p>-0.02884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59337" calcext:value-type="float">
            <text:p>0.75933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565E-018" calcext:value-type="float">
            <text:p>3.6056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358" calcext:value-type="float">
            <text:p>9.423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345018" calcext:value-type="float">
            <text:p>-0.34501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30134" calcext:value-type="float">
            <text:p>-0.30134</text:p>
          </table:table-cell>
          <table:table-cell office:value-type="string" calcext:value-type="string">
            <text:p>e_t_SUMME:</text:p>
          </table:table-cell>
          <table:table-cell office:value-type="float" office:value="9.55308" calcext:value-type="float">
            <text:p>9.55308</text:p>
          </table:table-cell>
          <table:table-cell office:value-type="string" calcext:value-type="string">
            <text:p>e_t:</text:p>
          </table:table-cell>
          <table:table-cell office:value-type="float" office:value="-0.0436779" calcext:value-type="float">
            <text:p>-0.0436779</text:p>
          </table:table-cell>
          <table:table-cell office:value-type="string" calcext:value-type="string">
            <text:p>y_t:</text:p>
          </table:table-cell>
          <table:table-cell office:value-type="float" office:value="15.8565" calcext:value-type="float">
            <text:p>15.8565</text:p>
          </table:table-cell>
          <table:table-cell office:value-type="string" calcext:value-type="string">
            <text:p>P:</text:p>
          </table:table-cell>
          <table:table-cell office:value-type="float" office:value="-0.21839" calcext:value-type="float">
            <text:p>-0.21839</text:p>
          </table:table-cell>
          <table:table-cell office:value-type="string" calcext:value-type="string">
            <text:p>I:</text:p>
          </table:table-cell>
          <table:table-cell office:value-type="float" office:value="16.0749" calcext:value-type="float">
            <text:p>16.07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0134" calcext:value-type="float">
            <text:p>-0.301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29365" calcext:value-type="float">
            <text:p>-0.2293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07802E-018" calcext:value-type="float">
            <text:p>5.0780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25" calcext:value-type="float">
            <text:p>9.760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799203" calcext:value-type="float">
            <text:p>-0.79920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806415" calcext:value-type="float">
            <text:p>-0.0806415</text:p>
          </table:table-cell>
          <table:table-cell office:value-type="string" calcext:value-type="string">
            <text:p>e_t_SUMME:</text:p>
          </table:table-cell>
          <table:table-cell office:value-type="float" office:value="8.83452" calcext:value-type="float">
            <text:p>8.83452</text:p>
          </table:table-cell>
          <table:table-cell office:value-type="string" calcext:value-type="string">
            <text:p>e_t:</text:p>
          </table:table-cell>
          <table:table-cell office:value-type="float" office:value="-0.718561" calcext:value-type="float">
            <text:p>-0.718561</text:p>
          </table:table-cell>
          <table:table-cell office:value-type="string" calcext:value-type="string">
            <text:p>y_t:</text:p>
          </table:table-cell>
          <table:table-cell office:value-type="float" office:value="11.273" calcext:value-type="float">
            <text:p>11.273</text:p>
          </table:table-cell>
          <table:table-cell office:value-type="string" calcext:value-type="string">
            <text:p>P:</text:p>
          </table:table-cell>
          <table:table-cell office:value-type="float" office:value="-3.59281" calcext:value-type="float">
            <text:p>-3.59281</text:p>
          </table:table-cell>
          <table:table-cell office:value-type="string" calcext:value-type="string">
            <text:p>I:</text:p>
          </table:table-cell>
          <table:table-cell office:value-type="float" office:value="14.8658" calcext:value-type="float">
            <text:p>14.865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806415" calcext:value-type="float">
            <text:p>-0.08064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31304" calcext:value-type="float">
            <text:p>-0.5313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418E-018" calcext:value-type="float">
            <text:p>3.604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66" calcext:value-type="float">
            <text:p>10.096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26083" calcext:value-type="float">
            <text:p>1.2608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4651" calcext:value-type="float">
            <text:p>0.124651</text:p>
          </table:table-cell>
          <table:table-cell office:value-type="string" calcext:value-type="string">
            <text:p>e_t_SUMME:</text:p>
          </table:table-cell>
          <table:table-cell office:value-type="float" office:value="9.9707" calcext:value-type="float">
            <text:p>9.9707</text:p>
          </table:table-cell>
          <table:table-cell office:value-type="string" calcext:value-type="string">
            <text:p>e_t:</text:p>
          </table:table-cell>
          <table:table-cell office:value-type="float" office:value="1.13618" calcext:value-type="float">
            <text:p>1.13618</text:p>
          </table:table-cell>
          <table:table-cell office:value-type="string" calcext:value-type="string">
            <text:p>y_t:</text:p>
          </table:table-cell>
          <table:table-cell office:value-type="float" office:value="22.4585" calcext:value-type="float">
            <text:p>22.4585</text:p>
          </table:table-cell>
          <table:table-cell office:value-type="string" calcext:value-type="string">
            <text:p>P:</text:p>
          </table:table-cell>
          <table:table-cell office:value-type="float" office:value="5.68088" calcext:value-type="float">
            <text:p>5.68088</text:p>
          </table:table-cell>
          <table:table-cell office:value-type="string" calcext:value-type="string">
            <text:p>I:</text:p>
          </table:table-cell>
          <table:table-cell office:value-type="float" office:value="16.7777" calcext:value-type="float">
            <text:p>16.777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4651" calcext:value-type="float">
            <text:p>0.12465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838189" calcext:value-type="float">
            <text:p>0.8381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692E-018" calcext:value-type="float">
            <text:p>3.86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28" calcext:value-type="float">
            <text:p>10.43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124164" calcext:value-type="float">
            <text:p>0.12416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03098" calcext:value-type="float">
            <text:p>-0.403098</text:p>
          </table:table-cell>
          <table:table-cell office:value-type="string" calcext:value-type="string">
            <text:p>e_t_SUMME:</text:p>
          </table:table-cell>
          <table:table-cell office:value-type="float" office:value="10.498" calcext:value-type="float">
            <text:p>10.498</text:p>
          </table:table-cell>
          <table:table-cell office:value-type="string" calcext:value-type="string">
            <text:p>e_t:</text:p>
          </table:table-cell>
          <table:table-cell office:value-type="float" office:value="0.527262" calcext:value-type="float">
            <text:p>0.527262</text:p>
          </table:table-cell>
          <table:table-cell office:value-type="string" calcext:value-type="string">
            <text:p>y_t:</text:p>
          </table:table-cell>
          <table:table-cell office:value-type="float" office:value="20.3012" calcext:value-type="float">
            <text:p>20.3012</text:p>
          </table:table-cell>
          <table:table-cell office:value-type="string" calcext:value-type="string">
            <text:p>P:</text:p>
          </table:table-cell>
          <table:table-cell office:value-type="float" office:value="2.63631" calcext:value-type="float">
            <text:p>2.63631</text:p>
          </table:table-cell>
          <table:table-cell office:value-type="string" calcext:value-type="string">
            <text:p>I:</text:p>
          </table:table-cell>
          <table:table-cell office:value-type="float" office:value="17.6649" calcext:value-type="float">
            <text:p>17.66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03098" calcext:value-type="float">
            <text:p>-0.4030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825436" calcext:value-type="float">
            <text:p>0.08254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04501E-018" calcext:value-type="float">
            <text:p>5.045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693" calcext:value-type="float">
            <text:p>10.76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601914" calcext:value-type="float">
            <text:p>-0.60191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85827" calcext:value-type="float">
            <text:p>0.485827</text:p>
          </table:table-cell>
          <table:table-cell office:value-type="string" calcext:value-type="string">
            <text:p>e_t_SUMME:</text:p>
          </table:table-cell>
          <table:table-cell office:value-type="float" office:value="9.41022" calcext:value-type="float">
            <text:p>9.41022</text:p>
          </table:table-cell>
          <table:table-cell office:value-type="string" calcext:value-type="string">
            <text:p>e_t:</text:p>
          </table:table-cell>
          <table:table-cell office:value-type="float" office:value="-1.08774" calcext:value-type="float">
            <text:p>-1.08774</text:p>
          </table:table-cell>
          <table:table-cell office:value-type="string" calcext:value-type="string">
            <text:p>y_t:</text:p>
          </table:table-cell>
          <table:table-cell office:value-type="float" office:value="10.3958" calcext:value-type="float">
            <text:p>10.3958</text:p>
          </table:table-cell>
          <table:table-cell office:value-type="string" calcext:value-type="string">
            <text:p>P:</text:p>
          </table:table-cell>
          <table:table-cell office:value-type="float" office:value="-5.43871" calcext:value-type="float">
            <text:p>-5.43871</text:p>
          </table:table-cell>
          <table:table-cell office:value-type="string" calcext:value-type="string">
            <text:p>I:</text:p>
          </table:table-cell>
          <table:table-cell office:value-type="float" office:value="15.8345" calcext:value-type="float">
            <text:p>15.834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85827" calcext:value-type="float">
            <text:p>0.4858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00148" calcext:value-type="float">
            <text:p>-0.4001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557E-018" calcext:value-type="float">
            <text:p>3.625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63" calcext:value-type="float">
            <text:p>11.10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99171" calcext:value-type="float">
            <text:p>0.59917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5553" calcext:value-type="float">
            <text:p>-0.5553</text:p>
          </table:table-cell>
          <table:table-cell office:value-type="string" calcext:value-type="string">
            <text:p>e_t_SUMME:</text:p>
          </table:table-cell>
          <table:table-cell office:value-type="float" office:value="10.5647" calcext:value-type="float">
            <text:p>10.5647</text:p>
          </table:table-cell>
          <table:table-cell office:value-type="string" calcext:value-type="string">
            <text:p>e_t:</text:p>
          </table:table-cell>
          <table:table-cell office:value-type="float" office:value="1.15447" calcext:value-type="float">
            <text:p>1.15447</text:p>
          </table:table-cell>
          <table:table-cell office:value-type="string" calcext:value-type="string">
            <text:p>y_t:</text:p>
          </table:table-cell>
          <table:table-cell office:value-type="float" office:value="23.5495" calcext:value-type="float">
            <text:p>23.5495</text:p>
          </table:table-cell>
          <table:table-cell office:value-type="string" calcext:value-type="string">
            <text:p>P:</text:p>
          </table:table-cell>
          <table:table-cell office:value-type="float" office:value="5.77235" calcext:value-type="float">
            <text:p>5.77235</text:p>
          </table:table-cell>
          <table:table-cell office:value-type="string" calcext:value-type="string">
            <text:p>I:</text:p>
          </table:table-cell>
          <table:table-cell office:value-type="float" office:value="17.7772" calcext:value-type="float">
            <text:p>17.777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5553" calcext:value-type="float">
            <text:p>-0.555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98324" calcext:value-type="float">
            <text:p>0.39832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0221E-018" calcext:value-type="float">
            <text:p>4.0022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4" calcext:value-type="float">
            <text:p>11.4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36805" calcext:value-type="float">
            <text:p>1.3680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324971" calcext:value-type="float">
            <text:p>-0.324971</text:p>
          </table:table-cell>
          <table:table-cell office:value-type="string" calcext:value-type="string">
            <text:p>e_t_SUMME:</text:p>
          </table:table-cell>
          <table:table-cell office:value-type="float" office:value="12.2577" calcext:value-type="float">
            <text:p>12.2577</text:p>
          </table:table-cell>
          <table:table-cell office:value-type="string" calcext:value-type="string">
            <text:p>e_t:</text:p>
          </table:table-cell>
          <table:table-cell office:value-type="float" office:value="1.69303" calcext:value-type="float">
            <text:p>1.69303</text:p>
          </table:table-cell>
          <table:table-cell office:value-type="string" calcext:value-type="string">
            <text:p>y_t:</text:p>
          </table:table-cell>
          <table:table-cell office:value-type="float" office:value="29.0911" calcext:value-type="float">
            <text:p>29.0911</text:p>
          </table:table-cell>
          <table:table-cell office:value-type="string" calcext:value-type="string">
            <text:p>P:</text:p>
          </table:table-cell>
          <table:table-cell office:value-type="float" office:value="8.46513" calcext:value-type="float">
            <text:p>8.46513</text:p>
          </table:table-cell>
          <table:table-cell office:value-type="string" calcext:value-type="string">
            <text:p>I:</text:p>
          </table:table-cell>
          <table:table-cell office:value-type="float" office:value="20.626" calcext:value-type="float">
            <text:p>20.62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324971" calcext:value-type="float">
            <text:p>-0.32497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909473" calcext:value-type="float">
            <text:p>0.90947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5.7686E-018" calcext:value-type="float">
            <text:p>5.76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2" calcext:value-type="float">
            <text:p>11.779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077766" calcext:value-type="float">
            <text:p>0.077766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574337" calcext:value-type="float">
            <text:p>-0.574337</text:p>
          </table:table-cell>
          <table:table-cell office:value-type="string" calcext:value-type="string">
            <text:p>e_t_SUMME:</text:p>
          </table:table-cell>
          <table:table-cell office:value-type="float" office:value="12.9098" calcext:value-type="float">
            <text:p>12.9098</text:p>
          </table:table-cell>
          <table:table-cell office:value-type="string" calcext:value-type="string">
            <text:p>e_t:</text:p>
          </table:table-cell>
          <table:table-cell office:value-type="float" office:value="0.652103" calcext:value-type="float">
            <text:p>0.652103</text:p>
          </table:table-cell>
          <table:table-cell office:value-type="string" calcext:value-type="string">
            <text:p>y_t:</text:p>
          </table:table-cell>
          <table:table-cell office:value-type="float" office:value="24.9838" calcext:value-type="float">
            <text:p>24.9838</text:p>
          </table:table-cell>
          <table:table-cell office:value-type="string" calcext:value-type="string">
            <text:p>P:</text:p>
          </table:table-cell>
          <table:table-cell office:value-type="float" office:value="3.26051" calcext:value-type="float">
            <text:p>3.26051</text:p>
          </table:table-cell>
          <table:table-cell office:value-type="string" calcext:value-type="string">
            <text:p>I:</text:p>
          </table:table-cell>
          <table:table-cell office:value-type="float" office:value="21.7233" calcext:value-type="float">
            <text:p>21.723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574337" calcext:value-type="float">
            <text:p>-0.5743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516983" calcext:value-type="float">
            <text:p>0.051698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9112E-018" calcext:value-type="float">
            <text:p>3.791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58" calcext:value-type="float">
            <text:p>12.11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1.1698" calcext:value-type="float">
            <text:p>1.169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64794" calcext:value-type="float">
            <text:p>0.464794</text:p>
          </table:table-cell>
          <table:table-cell office:value-type="string" calcext:value-type="string">
            <text:p>e_t_SUMME:</text:p>
          </table:table-cell>
          <table:table-cell office:value-type="float" office:value="13.6148" calcext:value-type="float">
            <text:p>13.6148</text:p>
          </table:table-cell>
          <table:table-cell office:value-type="string" calcext:value-type="string">
            <text:p>e_t:</text:p>
          </table:table-cell>
          <table:table-cell office:value-type="float" office:value="0.705007" calcext:value-type="float">
            <text:p>0.705007</text:p>
          </table:table-cell>
          <table:table-cell office:value-type="string" calcext:value-type="string">
            <text:p>y_t:</text:p>
          </table:table-cell>
          <table:table-cell office:value-type="float" office:value="26.4346" calcext:value-type="float">
            <text:p>26.4346</text:p>
          </table:table-cell>
          <table:table-cell office:value-type="string" calcext:value-type="string">
            <text:p>P:</text:p>
          </table:table-cell>
          <table:table-cell office:value-type="float" office:value="3.52504" calcext:value-type="float">
            <text:p>3.52504</text:p>
          </table:table-cell>
          <table:table-cell office:value-type="string" calcext:value-type="string">
            <text:p>I:</text:p>
          </table:table-cell>
          <table:table-cell office:value-type="float" office:value="22.9096" calcext:value-type="float">
            <text:p>22.909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64794" calcext:value-type="float">
            <text:p>0.4647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777676" calcext:value-type="float">
            <text:p>0.7776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334E-018" calcext:value-type="float">
            <text:p>3.8533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7" calcext:value-type="float">
            <text:p>12.45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296738" calcext:value-type="float">
            <text:p>-0.296738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1.01981" calcext:value-type="float">
            <text:p>1.01981</text:p>
          </table:table-cell>
          <table:table-cell office:value-type="string" calcext:value-type="string">
            <text:p>e_t_SUMME:</text:p>
          </table:table-cell>
          <table:table-cell office:value-type="float" office:value="12.2983" calcext:value-type="float">
            <text:p>12.2983</text:p>
          </table:table-cell>
          <table:table-cell office:value-type="string" calcext:value-type="string">
            <text:p>e_t:</text:p>
          </table:table-cell>
          <table:table-cell office:value-type="float" office:value="-1.31655" calcext:value-type="float">
            <text:p>-1.31655</text:p>
          </table:table-cell>
          <table:table-cell office:value-type="string" calcext:value-type="string">
            <text:p>y_t:</text:p>
          </table:table-cell>
          <table:table-cell office:value-type="float" office:value="14.1115" calcext:value-type="float">
            <text:p>14.1115</text:p>
          </table:table-cell>
          <table:table-cell office:value-type="string" calcext:value-type="string">
            <text:p>P:</text:p>
          </table:table-cell>
          <table:table-cell office:value-type="float" office:value="-6.58274" calcext:value-type="float">
            <text:p>-6.58274</text:p>
          </table:table-cell>
          <table:table-cell office:value-type="string" calcext:value-type="string">
            <text:p>I:</text:p>
          </table:table-cell>
          <table:table-cell office:value-type="float" office:value="20.6943" calcext:value-type="float">
            <text:p>20.694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1.01981" calcext:value-type="float">
            <text:p>1.0198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7269" calcext:value-type="float">
            <text:p>-0.1972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8638E-018" calcext:value-type="float">
            <text:p>3.6863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89" calcext:value-type="float">
            <text:p>12.78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385351" calcext:value-type="float">
            <text:p>-0.38535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5457" calcext:value-type="float">
            <text:p>0.585457</text:p>
          </table:table-cell>
          <table:table-cell office:value-type="string" calcext:value-type="string">
            <text:p>e_t_SUMME:</text:p>
          </table:table-cell>
          <table:table-cell office:value-type="float" office:value="11.3275" calcext:value-type="float">
            <text:p>11.3275</text:p>
          </table:table-cell>
          <table:table-cell office:value-type="string" calcext:value-type="string">
            <text:p>e_t:</text:p>
          </table:table-cell>
          <table:table-cell office:value-type="float" office:value="-0.970808" calcext:value-type="float">
            <text:p>-0.970808</text:p>
          </table:table-cell>
          <table:table-cell office:value-type="string" calcext:value-type="string">
            <text:p>y_t:</text:p>
          </table:table-cell>
          <table:table-cell office:value-type="float" office:value="14.2066" calcext:value-type="float">
            <text:p>14.2066</text:p>
          </table:table-cell>
          <table:table-cell office:value-type="string" calcext:value-type="string">
            <text:p>P:</text:p>
          </table:table-cell>
          <table:table-cell office:value-type="float" office:value="-4.85404" calcext:value-type="float">
            <text:p>-4.85404</text:p>
          </table:table-cell>
          <table:table-cell office:value-type="string" calcext:value-type="string">
            <text:p>I:</text:p>
          </table:table-cell>
          <table:table-cell office:value-type="float" office:value="19.0607" calcext:value-type="float">
            <text:p>19.060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5457" calcext:value-type="float">
            <text:p>0.5854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6179" calcext:value-type="float">
            <text:p>-0.2561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7718E-018" calcext:value-type="float">
            <text:p>4.77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54" calcext:value-type="float">
            <text:p>13.12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906866" calcext:value-type="float">
            <text:p>-0.906866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53848" calcext:value-type="float">
            <text:p>0.653848</text:p>
          </table:table-cell>
          <table:table-cell office:value-type="string" calcext:value-type="string">
            <text:p>e_t_SUMME:</text:p>
          </table:table-cell>
          <table:table-cell office:value-type="float" office:value="9.76676" calcext:value-type="float">
            <text:p>9.76676</text:p>
          </table:table-cell>
          <table:table-cell office:value-type="string" calcext:value-type="string">
            <text:p>e_t:</text:p>
          </table:table-cell>
          <table:table-cell office:value-type="float" office:value="-1.56071" calcext:value-type="float">
            <text:p>-1.56071</text:p>
          </table:table-cell>
          <table:table-cell office:value-type="string" calcext:value-type="string">
            <text:p>y_t:</text:p>
          </table:table-cell>
          <table:table-cell office:value-type="float" office:value="8.6309" calcext:value-type="float">
            <text:p>8.6309</text:p>
          </table:table-cell>
          <table:table-cell office:value-type="string" calcext:value-type="string">
            <text:p>P:</text:p>
          </table:table-cell>
          <table:table-cell office:value-type="float" office:value="-7.80357" calcext:value-type="float">
            <text:p>-7.80357</text:p>
          </table:table-cell>
          <table:table-cell office:value-type="string" calcext:value-type="string">
            <text:p>I:</text:p>
          </table:table-cell>
          <table:table-cell office:value-type="float" office:value="16.4345" calcext:value-type="float">
            <text:p>16.434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3848" calcext:value-type="float">
            <text:p>0.65384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602878" calcext:value-type="float">
            <text:p>-0.6028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217E-018" calcext:value-type="float">
            <text:p>3.522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8" calcext:value-type="float">
            <text:p>13.46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3682" calcext:value-type="float">
            <text:p>-1.368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15802" calcext:value-type="float">
            <text:p>0.0315802</text:p>
          </table:table-cell>
          <table:table-cell office:value-type="string" calcext:value-type="string">
            <text:p>e_t_SUMME:</text:p>
          </table:table-cell>
          <table:table-cell office:value-type="float" office:value="8.36697" calcext:value-type="float">
            <text:p>8.36697</text:p>
          </table:table-cell>
          <table:table-cell office:value-type="string" calcext:value-type="string">
            <text:p>e_t:</text:p>
          </table:table-cell>
          <table:table-cell office:value-type="float" office:value="-1.39978" calcext:value-type="float">
            <text:p>-1.39978</text:p>
          </table:table-cell>
          <table:table-cell office:value-type="string" calcext:value-type="string">
            <text:p>y_t:</text:p>
          </table:table-cell>
          <table:table-cell office:value-type="float" office:value="7.08017" calcext:value-type="float">
            <text:p>7.08017</text:p>
          </table:table-cell>
          <table:table-cell office:value-type="string" calcext:value-type="string">
            <text:p>P:</text:p>
          </table:table-cell>
          <table:table-cell office:value-type="float" office:value="-6.9989" calcext:value-type="float">
            <text:p>-6.9989</text:p>
          </table:table-cell>
          <table:table-cell office:value-type="string" calcext:value-type="string">
            <text:p>I:</text:p>
          </table:table-cell>
          <table:table-cell office:value-type="float" office:value="14.0791" calcext:value-type="float">
            <text:p>14.079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15802" calcext:value-type="float">
            <text:p>0.031580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90957" calcext:value-type="float">
            <text:p>-0.909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2743E-018" calcext:value-type="float">
            <text:p>3.7274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9" calcext:value-type="float">
            <text:p>13.7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56405" calcext:value-type="float">
            <text:p>0.45640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40037" calcext:value-type="float">
            <text:p>0.640037</text:p>
          </table:table-cell>
          <table:table-cell office:value-type="string" calcext:value-type="string">
            <text:p>e_t_SUMME:</text:p>
          </table:table-cell>
          <table:table-cell office:value-type="float" office:value="8.18334" calcext:value-type="float">
            <text:p>8.18334</text:p>
          </table:table-cell>
          <table:table-cell office:value-type="string" calcext:value-type="string">
            <text:p>e_t:</text:p>
          </table:table-cell>
          <table:table-cell office:value-type="float" office:value="-0.183632" calcext:value-type="float">
            <text:p>-0.183632</text:p>
          </table:table-cell>
          <table:table-cell office:value-type="string" calcext:value-type="string">
            <text:p>y_t:</text:p>
          </table:table-cell>
          <table:table-cell office:value-type="float" office:value="12.8519" calcext:value-type="float">
            <text:p>12.8519</text:p>
          </table:table-cell>
          <table:table-cell office:value-type="string" calcext:value-type="string">
            <text:p>P:</text:p>
          </table:table-cell>
          <table:table-cell office:value-type="float" office:value="-0.918159" calcext:value-type="float">
            <text:p>-0.918159</text:p>
          </table:table-cell>
          <table:table-cell office:value-type="string" calcext:value-type="string">
            <text:p>I:</text:p>
          </table:table-cell>
          <table:table-cell office:value-type="float" office:value="13.7701" calcext:value-type="float">
            <text:p>13.770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40037" calcext:value-type="float">
            <text:p>0.6400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3415" calcext:value-type="float">
            <text:p>0.3034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516E-018" calcext:value-type="float">
            <text:p>3.385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" calcext:value-type="float">
            <text:p>14.1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65346" calcext:value-type="float">
            <text:p>0.865346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89237" calcext:value-type="float">
            <text:p>0.389237</text:p>
          </table:table-cell>
          <table:table-cell office:value-type="string" calcext:value-type="string">
            <text:p>e_t_SUMME:</text:p>
          </table:table-cell>
          <table:table-cell office:value-type="float" office:value="8.65945" calcext:value-type="float">
            <text:p>8.65945</text:p>
          </table:table-cell>
          <table:table-cell office:value-type="string" calcext:value-type="string">
            <text:p>e_t:</text:p>
          </table:table-cell>
          <table:table-cell office:value-type="float" office:value="0.47611" calcext:value-type="float">
            <text:p>0.47611</text:p>
          </table:table-cell>
          <table:table-cell office:value-type="string" calcext:value-type="string">
            <text:p>y_t:</text:p>
          </table:table-cell>
          <table:table-cell office:value-type="float" office:value="16.9518" calcext:value-type="float">
            <text:p>16.9518</text:p>
          </table:table-cell>
          <table:table-cell office:value-type="string" calcext:value-type="string">
            <text:p>P:</text:p>
          </table:table-cell>
          <table:table-cell office:value-type="float" office:value="2.38055" calcext:value-type="float">
            <text:p>2.38055</text:p>
          </table:table-cell>
          <table:table-cell office:value-type="string" calcext:value-type="string">
            <text:p>I:</text:p>
          </table:table-cell>
          <table:table-cell office:value-type="float" office:value="14.5712" calcext:value-type="float">
            <text:p>14.571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89237" calcext:value-type="float">
            <text:p>0.3892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75276" calcext:value-type="float">
            <text:p>0.5752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135E-018" calcext:value-type="float">
            <text:p>4.01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22" calcext:value-type="float">
            <text:p>14.472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371537" calcext:value-type="float">
            <text:p>0.371537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97236" calcext:value-type="float">
            <text:p>-0.497236</text:p>
          </table:table-cell>
          <table:table-cell office:value-type="string" calcext:value-type="string">
            <text:p>e_t_SUMME:</text:p>
          </table:table-cell>
          <table:table-cell office:value-type="float" office:value="9.52823" calcext:value-type="float">
            <text:p>9.52823</text:p>
          </table:table-cell>
          <table:table-cell office:value-type="string" calcext:value-type="string">
            <text:p>e_t:</text:p>
          </table:table-cell>
          <table:table-cell office:value-type="float" office:value="0.868773" calcext:value-type="float">
            <text:p>0.868773</text:p>
          </table:table-cell>
          <table:table-cell office:value-type="string" calcext:value-type="string">
            <text:p>y_t:</text:p>
          </table:table-cell>
          <table:table-cell office:value-type="float" office:value="20.377" calcext:value-type="float">
            <text:p>20.377</text:p>
          </table:table-cell>
          <table:table-cell office:value-type="string" calcext:value-type="string">
            <text:p>P:</text:p>
          </table:table-cell>
          <table:table-cell office:value-type="float" office:value="4.34387" calcext:value-type="float">
            <text:p>4.34387</text:p>
          </table:table-cell>
          <table:table-cell office:value-type="string" calcext:value-type="string">
            <text:p>I:</text:p>
          </table:table-cell>
          <table:table-cell office:value-type="float" office:value="16.0331" calcext:value-type="float">
            <text:p>16.033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97236" calcext:value-type="float">
            <text:p>-0.4972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46995" calcext:value-type="float">
            <text:p>0.2469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7212E-018" calcext:value-type="float">
            <text:p>3.772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3" calcext:value-type="float">
            <text:p>14.808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381812" calcext:value-type="float">
            <text:p>-0.38181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803452" calcext:value-type="float">
            <text:p>0.803452</text:p>
          </table:table-cell>
          <table:table-cell office:value-type="string" calcext:value-type="string">
            <text:p>e_t_SUMME:</text:p>
          </table:table-cell>
          <table:table-cell office:value-type="float" office:value="8.34296" calcext:value-type="float">
            <text:p>8.34296</text:p>
          </table:table-cell>
          <table:table-cell office:value-type="string" calcext:value-type="string">
            <text:p>e_t:</text:p>
          </table:table-cell>
          <table:table-cell office:value-type="float" office:value="-1.18526" calcext:value-type="float">
            <text:p>-1.18526</text:p>
          </table:table-cell>
          <table:table-cell office:value-type="string" calcext:value-type="string">
            <text:p>y_t:</text:p>
          </table:table-cell>
          <table:table-cell office:value-type="float" office:value="8.11234" calcext:value-type="float">
            <text:p>8.11234</text:p>
          </table:table-cell>
          <table:table-cell office:value-type="string" calcext:value-type="string">
            <text:p>P:</text:p>
          </table:table-cell>
          <table:table-cell office:value-type="float" office:value="-5.92632" calcext:value-type="float">
            <text:p>-5.92632</text:p>
          </table:table-cell>
          <table:table-cell office:value-type="string" calcext:value-type="string">
            <text:p>I:</text:p>
          </table:table-cell>
          <table:table-cell office:value-type="float" office:value="14.0387" calcext:value-type="float">
            <text:p>14.038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803452" calcext:value-type="float">
            <text:p>0.80345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253826" calcext:value-type="float">
            <text:p>-0.25382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8122E-018" calcext:value-type="float">
            <text:p>3.681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8" calcext:value-type="float">
            <text:p>15.14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617121" calcext:value-type="float">
            <text:p>-0.61712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51312" calcext:value-type="float">
            <text:p>0.551312</text:p>
          </table:table-cell>
          <table:table-cell office:value-type="string" calcext:value-type="string">
            <text:p>e_t_SUMME:</text:p>
          </table:table-cell>
          <table:table-cell office:value-type="float" office:value="7.17453" calcext:value-type="float">
            <text:p>7.17453</text:p>
          </table:table-cell>
          <table:table-cell office:value-type="string" calcext:value-type="string">
            <text:p>e_t:</text:p>
          </table:table-cell>
          <table:table-cell office:value-type="float" office:value="-1.16843" calcext:value-type="float">
            <text:p>-1.16843</text:p>
          </table:table-cell>
          <table:table-cell office:value-type="string" calcext:value-type="string">
            <text:p>y_t:</text:p>
          </table:table-cell>
          <table:table-cell office:value-type="float" office:value="6.23038" calcext:value-type="float">
            <text:p>6.23038</text:p>
          </table:table-cell>
          <table:table-cell office:value-type="string" calcext:value-type="string">
            <text:p>P:</text:p>
          </table:table-cell>
          <table:table-cell office:value-type="float" office:value="-5.84217" calcext:value-type="float">
            <text:p>-5.84217</text:p>
          </table:table-cell>
          <table:table-cell office:value-type="string" calcext:value-type="string">
            <text:p>I:</text:p>
          </table:table-cell>
          <table:table-cell office:value-type="float" office:value="12.0725" calcext:value-type="float">
            <text:p>12.07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51312" calcext:value-type="float">
            <text:p>0.5513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10258" calcext:value-type="float">
            <text:p>-0.4102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5056E-018" calcext:value-type="float">
            <text:p>4.50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09" calcext:value-type="float">
            <text:p>15.480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60161" calcext:value-type="float">
            <text:p>0.66016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11893" calcext:value-type="float">
            <text:p>0.411893</text:p>
          </table:table-cell>
          <table:table-cell office:value-type="string" calcext:value-type="string">
            <text:p>e_t_SUMME:</text:p>
          </table:table-cell>
          <table:table-cell office:value-type="float" office:value="7.4228" calcext:value-type="float">
            <text:p>7.4228</text:p>
          </table:table-cell>
          <table:table-cell office:value-type="string" calcext:value-type="string">
            <text:p>e_t:</text:p>
          </table:table-cell>
          <table:table-cell office:value-type="float" office:value="0.248269" calcext:value-type="float">
            <text:p>0.248269</text:p>
          </table:table-cell>
          <table:table-cell office:value-type="string" calcext:value-type="string">
            <text:p>y_t:</text:p>
          </table:table-cell>
          <table:table-cell office:value-type="float" office:value="13.7317" calcext:value-type="float">
            <text:p>13.7317</text:p>
          </table:table-cell>
          <table:table-cell office:value-type="string" calcext:value-type="string">
            <text:p>P:</text:p>
          </table:table-cell>
          <table:table-cell office:value-type="float" office:value="1.24134" calcext:value-type="float">
            <text:p>1.24134</text:p>
          </table:table-cell>
          <table:table-cell office:value-type="string" calcext:value-type="string">
            <text:p>I:</text:p>
          </table:table-cell>
          <table:table-cell office:value-type="float" office:value="12.4903" calcext:value-type="float">
            <text:p>12.490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11893" calcext:value-type="float">
            <text:p>0.4118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8871" calcext:value-type="float">
            <text:p>0.43887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29167E-018" calcext:value-type="float">
            <text:p>3.291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87" calcext:value-type="float">
            <text:p>15.81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12621" calcext:value-type="float">
            <text:p>0.12621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59093" calcext:value-type="float">
            <text:p>0.659093</text:p>
          </table:table-cell>
          <table:table-cell office:value-type="string" calcext:value-type="string">
            <text:p>e_t_SUMME: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e_t:</text:p>
          </table:table-cell>
          <table:table-cell office:value-type="float" office:value="-0.532883" calcext:value-type="float">
            <text:p>-0.532883</text:p>
          </table:table-cell>
          <table:table-cell office:value-type="string" calcext:value-type="string">
            <text:p>y_t:</text:p>
          </table:table-cell>
          <table:table-cell office:value-type="float" office:value="8.92921" calcext:value-type="float">
            <text:p>8.92921</text:p>
          </table:table-cell>
          <table:table-cell office:value-type="string" calcext:value-type="string">
            <text:p>P:</text:p>
          </table:table-cell>
          <table:table-cell office:value-type="float" office:value="-2.66441" calcext:value-type="float">
            <text:p>-2.66441</text:p>
          </table:table-cell>
          <table:table-cell office:value-type="string" calcext:value-type="string">
            <text:p>I:</text:p>
          </table:table-cell>
          <table:table-cell office:value-type="float" office:value="11.5936" calcext:value-type="float">
            <text:p>11.593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9093" calcext:value-type="float">
            <text:p>0.6590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839033" calcext:value-type="float">
            <text:p>0.083903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9196E-018" calcext:value-type="float">
            <text:p>4.2919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3" calcext:value-type="float">
            <text:p>16.15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33752" calcext:value-type="float">
            <text:p>-1.3375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15009" calcext:value-type="float">
            <text:p>-0.115009</text:p>
          </table:table-cell>
          <table:table-cell office:value-type="string" calcext:value-type="string">
            <text:p>e_t_SUMME:</text:p>
          </table:table-cell>
          <table:table-cell office:value-type="float" office:value="5.6674" calcext:value-type="float">
            <text:p>5.6674</text:p>
          </table:table-cell>
          <table:table-cell office:value-type="string" calcext:value-type="string">
            <text:p>e_t:</text:p>
          </table:table-cell>
          <table:table-cell office:value-type="float" office:value="-1.22252" calcext:value-type="float">
            <text:p>-1.22252</text:p>
          </table:table-cell>
          <table:table-cell office:value-type="string" calcext:value-type="string">
            <text:p>y_t:</text:p>
          </table:table-cell>
          <table:table-cell office:value-type="float" office:value="3.42393" calcext:value-type="float">
            <text:p>3.42393</text:p>
          </table:table-cell>
          <table:table-cell office:value-type="string" calcext:value-type="string">
            <text:p>P:</text:p>
          </table:table-cell>
          <table:table-cell office:value-type="float" office:value="-6.11258" calcext:value-type="float">
            <text:p>-6.11258</text:p>
          </table:table-cell>
          <table:table-cell office:value-type="string" calcext:value-type="string">
            <text:p>I:</text:p>
          </table:table-cell>
          <table:table-cell office:value-type="float" office:value="9.53651" calcext:value-type="float">
            <text:p>9.5365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15009" calcext:value-type="float">
            <text:p>-0.1150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89176" calcext:value-type="float">
            <text:p>-0.88917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779E-018" calcext:value-type="float">
            <text:p>3.537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7" calcext:value-type="float">
            <text:p>16.49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654065" calcext:value-type="float">
            <text:p>-0.65406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406983" calcext:value-type="float">
            <text:p>-0.406983</text:p>
          </table:table-cell>
          <table:table-cell office:value-type="string" calcext:value-type="string">
            <text:p>e_t_SUMME:</text:p>
          </table:table-cell>
          <table:table-cell office:value-type="float" office:value="5.42032" calcext:value-type="float">
            <text:p>5.42032</text:p>
          </table:table-cell>
          <table:table-cell office:value-type="string" calcext:value-type="string">
            <text:p>e_t:</text:p>
          </table:table-cell>
          <table:table-cell office:value-type="float" office:value="-0.247082" calcext:value-type="float">
            <text:p>-0.247082</text:p>
          </table:table-cell>
          <table:table-cell office:value-type="string" calcext:value-type="string">
            <text:p>y_t:</text:p>
          </table:table-cell>
          <table:table-cell office:value-type="float" office:value="7.88533" calcext:value-type="float">
            <text:p>7.88533</text:p>
          </table:table-cell>
          <table:table-cell office:value-type="string" calcext:value-type="string">
            <text:p>P:</text:p>
          </table:table-cell>
          <table:table-cell office:value-type="float" office:value="-1.23541" calcext:value-type="float">
            <text:p>-1.23541</text:p>
          </table:table-cell>
          <table:table-cell office:value-type="string" calcext:value-type="string">
            <text:p>I:</text:p>
          </table:table-cell>
          <table:table-cell office:value-type="float" office:value="9.12074" calcext:value-type="float">
            <text:p>9.1207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406983" calcext:value-type="float">
            <text:p>-0.4069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434818" calcext:value-type="float">
            <text:p>-0.43481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688E-018" calcext:value-type="float">
            <text:p>3.5468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1" calcext:value-type="float">
            <text:p>16.82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466149" calcext:value-type="float">
            <text:p>-0.466149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95839" calcext:value-type="float">
            <text:p>0.495839</text:p>
          </table:table-cell>
          <table:table-cell office:value-type="string" calcext:value-type="string">
            <text:p>e_t_SUMME:</text:p>
          </table:table-cell>
          <table:table-cell office:value-type="float" office:value="4.45833" calcext:value-type="float">
            <text:p>4.45833</text:p>
          </table:table-cell>
          <table:table-cell office:value-type="string" calcext:value-type="string">
            <text:p>e_t:</text:p>
          </table:table-cell>
          <table:table-cell office:value-type="float" office:value="-0.961988" calcext:value-type="float">
            <text:p>-0.961988</text:p>
          </table:table-cell>
          <table:table-cell office:value-type="string" calcext:value-type="string">
            <text:p>y_t:</text:p>
          </table:table-cell>
          <table:table-cell office:value-type="float" office:value="2.69207" calcext:value-type="float">
            <text:p>2.69207</text:p>
          </table:table-cell>
          <table:table-cell office:value-type="string" calcext:value-type="string">
            <text:p>P:</text:p>
          </table:table-cell>
          <table:table-cell office:value-type="float" office:value="-4.80994" calcext:value-type="float">
            <text:p>-4.80994</text:p>
          </table:table-cell>
          <table:table-cell office:value-type="string" calcext:value-type="string">
            <text:p>I:</text:p>
          </table:table-cell>
          <table:table-cell office:value-type="float" office:value="7.50201" calcext:value-type="float">
            <text:p>7.5020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95839" calcext:value-type="float">
            <text:p>0.4958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309893" calcext:value-type="float">
            <text:p>-0.3098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02541E-018" calcext:value-type="float">
            <text:p>4.0254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5" calcext:value-type="float">
            <text:p>17.16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1.28473" calcext:value-type="float">
            <text:p>-1.2847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162998" calcext:value-type="float">
            <text:p>-0.162998</text:p>
          </table:table-cell>
          <table:table-cell office:value-type="string" calcext:value-type="string">
            <text:p>e_t_SUMME:</text:p>
          </table:table-cell>
          <table:table-cell office:value-type="float" office:value="3.3366" calcext:value-type="float">
            <text:p>3.3366</text:p>
          </table:table-cell>
          <table:table-cell office:value-type="string" calcext:value-type="string">
            <text:p>e_t:</text:p>
          </table:table-cell>
          <table:table-cell office:value-type="float" office:value="-1.12173" calcext:value-type="float">
            <text:p>-1.12173</text:p>
          </table:table-cell>
          <table:table-cell office:value-type="string" calcext:value-type="string">
            <text:p>y_t:</text:p>
          </table:table-cell>
          <table:table-cell office:value-type="float" office:value="0.00583616" calcext:value-type="float">
            <text:p>0.00583616</text:p>
          </table:table-cell>
          <table:table-cell office:value-type="string" calcext:value-type="string">
            <text:p>P:</text:p>
          </table:table-cell>
          <table:table-cell office:value-type="float" office:value="-5.60864" calcext:value-type="float">
            <text:p>-5.60864</text:p>
          </table:table-cell>
          <table:table-cell office:value-type="string" calcext:value-type="string">
            <text:p>I:</text:p>
          </table:table-cell>
          <table:table-cell office:value-type="float" office:value="5.61448" calcext:value-type="float">
            <text:p>5.6144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162998" calcext:value-type="float">
            <text:p>-0.1629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854077" calcext:value-type="float">
            <text:p>-0.85407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757E-018" calcext:value-type="float">
            <text:p>3.607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8" calcext:value-type="float">
            <text:p>17.50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74282" calcext:value-type="float">
            <text:p>0.87428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50892" calcext:value-type="float">
            <text:p>0.550892</text:p>
          </table:table-cell>
          <table:table-cell office:value-type="string" calcext:value-type="string">
            <text:p>e_t_SUMME:</text:p>
          </table:table-cell>
          <table:table-cell office:value-type="float" office:value="3.65999" calcext:value-type="float">
            <text:p>3.65999</text:p>
          </table:table-cell>
          <table:table-cell office:value-type="string" calcext:value-type="string">
            <text:p>e_t:</text:p>
          </table:table-cell>
          <table:table-cell office:value-type="float" office:value="0.32339" calcext:value-type="float">
            <text:p>0.32339</text:p>
          </table:table-cell>
          <table:table-cell office:value-type="string" calcext:value-type="string">
            <text:p>y_t:</text:p>
          </table:table-cell>
          <table:table-cell office:value-type="float" office:value="7.7756" calcext:value-type="float">
            <text:p>7.7756</text:p>
          </table:table-cell>
          <table:table-cell office:value-type="string" calcext:value-type="string">
            <text:p>P:</text:p>
          </table:table-cell>
          <table:table-cell office:value-type="float" office:value="1.61695" calcext:value-type="float">
            <text:p>1.61695</text:p>
          </table:table-cell>
          <table:table-cell office:value-type="string" calcext:value-type="string">
            <text:p>I:</text:p>
          </table:table-cell>
          <table:table-cell office:value-type="float" office:value="6.15865" calcext:value-type="float">
            <text:p>6.1586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50892" calcext:value-type="float">
            <text:p>0.5508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1216" calcext:value-type="float">
            <text:p>0.58121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112E-018" calcext:value-type="float">
            <text:p>3.411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74" calcext:value-type="float">
            <text:p>17.83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222102" calcext:value-type="float">
            <text:p>-0.222102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53924" calcext:value-type="float">
            <text:p>0.653924</text:p>
          </table:table-cell>
          <table:table-cell office:value-type="string" calcext:value-type="string">
            <text:p>e_t_SUMME:</text:p>
          </table:table-cell>
          <table:table-cell office:value-type="float" office:value="2.78396" calcext:value-type="float">
            <text:p>2.78396</text:p>
          </table:table-cell>
          <table:table-cell office:value-type="string" calcext:value-type="string">
            <text:p>e_t:</text:p>
          </table:table-cell>
          <table:table-cell office:value-type="float" office:value="-0.876027" calcext:value-type="float">
            <text:p>-0.876027</text:p>
          </table:table-cell>
          <table:table-cell office:value-type="string" calcext:value-type="string">
            <text:p>y_t:</text:p>
          </table:table-cell>
          <table:table-cell office:value-type="float" office:value="0.304429" calcext:value-type="float">
            <text:p>0.304429</text:p>
          </table:table-cell>
          <table:table-cell office:value-type="string" calcext:value-type="string">
            <text:p>P:</text:p>
          </table:table-cell>
          <table:table-cell office:value-type="float" office:value="-4.38013" calcext:value-type="float">
            <text:p>-4.38013</text:p>
          </table:table-cell>
          <table:table-cell office:value-type="string" calcext:value-type="string">
            <text:p>I:</text:p>
          </table:table-cell>
          <table:table-cell office:value-type="float" office:value="4.68456" calcext:value-type="float">
            <text:p>4.6845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53924" calcext:value-type="float">
            <text:p>0.6539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7652" calcext:value-type="float">
            <text:p>-0.1476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42612E-018" calcext:value-type="float">
            <text:p>4.426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3" calcext:value-type="float">
            <text:p>18.17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79204" calcext:value-type="float">
            <text:p>0.77920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11536" calcext:value-type="float">
            <text:p>0.211536</text:p>
          </table:table-cell>
          <table:table-cell office:value-type="string" calcext:value-type="string">
            <text:p>e_t_SUMME:</text:p>
          </table:table-cell>
          <table:table-cell office:value-type="float" office:value="3.35163" calcext:value-type="float">
            <text:p>3.35163</text:p>
          </table:table-cell>
          <table:table-cell office:value-type="string" calcext:value-type="string">
            <text:p>e_t:</text:p>
          </table:table-cell>
          <table:table-cell office:value-type="float" office:value="0.567668" calcext:value-type="float">
            <text:p>0.567668</text:p>
          </table:table-cell>
          <table:table-cell office:value-type="string" calcext:value-type="string">
            <text:p>y_t:</text:p>
          </table:table-cell>
          <table:table-cell office:value-type="float" office:value="8.47812" calcext:value-type="float">
            <text:p>8.47812</text:p>
          </table:table-cell>
          <table:table-cell office:value-type="string" calcext:value-type="string">
            <text:p>P:</text:p>
          </table:table-cell>
          <table:table-cell office:value-type="float" office:value="2.83834" calcext:value-type="float">
            <text:p>2.83834</text:p>
          </table:table-cell>
          <table:table-cell office:value-type="string" calcext:value-type="string">
            <text:p>I:</text:p>
          </table:table-cell>
          <table:table-cell office:value-type="float" office:value="5.63978" calcext:value-type="float">
            <text:p>5.6397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11536" calcext:value-type="float">
            <text:p>0.21153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18009" calcext:value-type="float">
            <text:p>0.5180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0422E-018" calcext:value-type="float">
            <text:p>3.804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" calcext:value-type="float">
            <text:p>18.5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-0.787915" calcext:value-type="float">
            <text:p>-0.787915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54455" calcext:value-type="float">
            <text:p>0.354455</text:p>
          </table:table-cell>
          <table:table-cell office:value-type="string" calcext:value-type="string">
            <text:p>e_t_SUMME:</text:p>
          </table:table-cell>
          <table:table-cell office:value-type="float" office:value="2.20926" calcext:value-type="float">
            <text:p>2.20926</text:p>
          </table:table-cell>
          <table:table-cell office:value-type="string" calcext:value-type="string">
            <text:p>e_t:</text:p>
          </table:table-cell>
          <table:table-cell office:value-type="float" office:value="-1.14237" calcext:value-type="float">
            <text:p>-1.14237</text:p>
          </table:table-cell>
          <table:table-cell office:value-type="string" calcext:value-type="string">
            <text:p>y_t:</text:p>
          </table:table-cell>
          <table:table-cell office:value-type="float" office:value="-1.99434" calcext:value-type="float">
            <text:p>-1.99434</text:p>
          </table:table-cell>
          <table:table-cell office:value-type="string" calcext:value-type="string">
            <text:p>P:</text:p>
          </table:table-cell>
          <table:table-cell office:value-type="float" office:value="-5.71185" calcext:value-type="float">
            <text:p>-5.71185</text:p>
          </table:table-cell>
          <table:table-cell office:value-type="string" calcext:value-type="string">
            <text:p>I:</text:p>
          </table:table-cell>
          <table:table-cell office:value-type="float" office:value="3.71751" calcext:value-type="float">
            <text:p>3.7175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54455" calcext:value-type="float">
            <text:p>0.3544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5238" calcext:value-type="float">
            <text:p>-0.523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58578E-018" calcext:value-type="float">
            <text:p>4.5857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63" calcext:value-type="float">
            <text:p>18.84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46094" calcext:value-type="float">
            <text:p>0.746094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638315" calcext:value-type="float">
            <text:p>-0.638315</text:p>
          </table:table-cell>
          <table:table-cell office:value-type="string" calcext:value-type="string">
            <text:p>e_t_SUMME:</text:p>
          </table:table-cell>
          <table:table-cell office:value-type="float" office:value="3.59367" calcext:value-type="float">
            <text:p>3.59367</text:p>
          </table:table-cell>
          <table:table-cell office:value-type="string" calcext:value-type="string">
            <text:p>e_t:</text:p>
          </table:table-cell>
          <table:table-cell office:value-type="float" office:value="1.38441" calcext:value-type="float">
            <text:p>1.38441</text:p>
          </table:table-cell>
          <table:table-cell office:value-type="string" calcext:value-type="string">
            <text:p>y_t:</text:p>
          </table:table-cell>
          <table:table-cell office:value-type="float" office:value="12.9691" calcext:value-type="float">
            <text:p>12.9691</text:p>
          </table:table-cell>
          <table:table-cell office:value-type="string" calcext:value-type="string">
            <text:p>P:</text:p>
          </table:table-cell>
          <table:table-cell office:value-type="float" office:value="6.92205" calcext:value-type="float">
            <text:p>6.92205</text:p>
          </table:table-cell>
          <table:table-cell office:value-type="string" calcext:value-type="string">
            <text:p>I:</text:p>
          </table:table-cell>
          <table:table-cell office:value-type="float" office:value="6.04705" calcext:value-type="float">
            <text:p>6.0470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638315" calcext:value-type="float">
            <text:p>-0.6383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95998" calcext:value-type="float">
            <text:p>0.4959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4.27293E-018" calcext:value-type="float">
            <text:p>4.272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9" calcext:value-type="float">
            <text:p>19.18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2.44676" calcext:value-type="float">
            <text:p>2.44676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28773" calcext:value-type="float">
            <text:p>0.728773</text:p>
          </table:table-cell>
          <table:table-cell office:value-type="string" calcext:value-type="string">
            <text:p>e_t_SUMME:</text:p>
          </table:table-cell>
          <table:table-cell office:value-type="float" office:value="5.31166" calcext:value-type="float">
            <text:p>5.31166</text:p>
          </table:table-cell>
          <table:table-cell office:value-type="string" calcext:value-type="string">
            <text:p>e_t:</text:p>
          </table:table-cell>
          <table:table-cell office:value-type="float" office:value="1.71799" calcext:value-type="float">
            <text:p>1.71799</text:p>
          </table:table-cell>
          <table:table-cell office:value-type="string" calcext:value-type="string">
            <text:p>y_t:</text:p>
          </table:table-cell>
          <table:table-cell office:value-type="float" office:value="17.5278" calcext:value-type="float">
            <text:p>17.5278</text:p>
          </table:table-cell>
          <table:table-cell office:value-type="string" calcext:value-type="string">
            <text:p>P:</text:p>
          </table:table-cell>
          <table:table-cell office:value-type="float" office:value="8.58993" calcext:value-type="float">
            <text:p>8.58993</text:p>
          </table:table-cell>
          <table:table-cell office:value-type="string" calcext:value-type="string">
            <text:p>I:</text:p>
          </table:table-cell>
          <table:table-cell office:value-type="float" office:value="8.9379" calcext:value-type="float">
            <text:p>8.937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28773" calcext:value-type="float">
            <text:p>0.7287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1.62659" calcext:value-type="float">
            <text:p>1.626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6.26552E-018" calcext:value-type="float">
            <text:p>6.2655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5" calcext:value-type="float">
            <text:p>19.519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14213" calcext:value-type="float">
            <text:p>0.714213</text:p>
          </table:table-cell>
          <table:table-cell office:value-type="string" calcext:value-type="string">
            <text:p>K_P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I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21238" calcext:value-type="float">
            <text:p>-0.21238</text:p>
          </table:table-cell>
          <table:table-cell office:value-type="string" calcext:value-type="string">
            <text:p>e_t_SUMME:</text:p>
          </table:table-cell>
          <table:table-cell office:value-type="float" office:value="6.23825" calcext:value-type="float">
            <text:p>6.23825</text:p>
          </table:table-cell>
          <table:table-cell office:value-type="string" calcext:value-type="string">
            <text:p>e_t:</text:p>
          </table:table-cell>
          <table:table-cell office:value-type="float" office:value="0.926593" calcext:value-type="float">
            <text:p>0.926593</text:p>
          </table:table-cell>
          <table:table-cell office:value-type="string" calcext:value-type="string">
            <text:p>y_t: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P:</text:p>
          </table:table-cell>
          <table:table-cell office:value-type="float" office:value="4.63296" calcext:value-type="float">
            <text:p>4.63296</text:p>
          </table:table-cell>
          <table:table-cell office:value-type="string" calcext:value-type="string">
            <text:p>I:</text:p>
          </table:table-cell>
          <table:table-cell office:value-type="float" office:value="10.4971" calcext:value-type="float">
            <text:p>10.497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21238" calcext:value-type="float">
            <text:p>-0.212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74804" calcext:value-type="float">
            <text:p>0.4748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85566E-018" calcext:value-type="float">
            <text:p>3.855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2" calcext:value-type="float">
            <text:p>19.85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35:13.2419546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23:37:02.246437445</dc:date>
    <meta:editing-duration>PT14H8M54S</meta:editing-duration>
    <meta:editing-cycles>18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856cm" svg:y="0.38cm" svg:width="48.116cm" svg:height="7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5 K_I: 5 K_D: 0</text:p>
                <text:list>
                  <text:list-item>
                    <text:p>K_P:</text:p>
                  </text:list-item>
                  <text:list-item>
                    <text:p>5</text:p>
                  </text:list-item>
                  <text:list-item>
                    <text:p>K_I:</text:p>
                  </text:list-item>
                  <text:list-item>
                    <text:p>5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0.00217245">
                <text:p>-0.00217245</text:p>
                <draw:g>
                  <svg:desc>PID_Data.J1:PID_Data.J59</svg:desc>
                </draw:g>
              </table:table-cell>
              <table:table-cell office:value-type="float" office:value="0.0365263">
                <text:p>0.0365263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0.0137392">
                <text:p>0.0137392</text:p>
              </table:table-cell>
              <table:table-cell office:value-type="float" office:value="0.419219">
                <text:p>0.419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0.229601">
                <text:p>0.229601</text:p>
              </table:table-cell>
              <table:table-cell office:value-type="float" office:value="-0.466699">
                <text:p>-0.466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0.311925">
                <text:p>0.311925</text:p>
              </table:table-cell>
              <table:table-cell office:value-type="float" office:value="-0.862918">
                <text:p>-0.862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0.622467">
                <text:p>-0.622467</text:p>
              </table:table-cell>
              <table:table-cell office:value-type="float" office:value="0.739653">
                <text:p>0.739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0.388144">
                <text:p>0.388144</text:p>
              </table:table-cell>
              <table:table-cell office:value-type="float" office:value="1.76463">
                <text:p>1.76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0.340341">
                <text:p>0.340341</text:p>
              </table:table-cell>
              <table:table-cell office:value-type="float" office:value="-1.01607">
                <text:p>-1.01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0.244498">
                <text:p>0.244498</text:p>
              </table:table-cell>
              <table:table-cell office:value-type="float" office:value="1.99264">
                <text:p>1.99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0.162193">
                <text:p>0.162193</text:p>
              </table:table-cell>
              <table:table-cell office:value-type="float" office:value="2.35235">
                <text:p>2.35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-0.265021">
                <text:p>-0.265021</text:p>
              </table:table-cell>
              <table:table-cell office:value-type="float" office:value="0.16848">
                <text:p>0.16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0.236763">
                <text:p>-0.236763</text:p>
              </table:table-cell>
              <table:table-cell office:value-type="float" office:value="-1.00588">
                <text:p>-1.00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0.515569">
                <text:p>0.515569</text:p>
              </table:table-cell>
              <table:table-cell office:value-type="float" office:value="-1.14392">
                <text:p>-1.14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0.470357">
                <text:p>0.470357</text:p>
              </table:table-cell>
              <table:table-cell office:value-type="float" office:value="-0.380082">
                <text:p>-0.380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-0.693495">
                <text:p>-0.693495</text:p>
              </table:table-cell>
              <table:table-cell office:value-type="float" office:value="-0.278419">
                <text:p>-0.278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-0.639541">
                <text:p>-0.639541</text:p>
              </table:table-cell>
              <table:table-cell office:value-type="float" office:value="0.673613">
                <text:p>0.673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-0.389255">
                <text:p>-0.389255</text:p>
              </table:table-cell>
              <table:table-cell office:value-type="float" office:value="0.985259">
                <text:p>0.985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0.949912">
                <text:p>0.949912</text:p>
              </table:table-cell>
              <table:table-cell office:value-type="float" office:value="-0.0927631">
                <text:p>-0.0927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0.599036">
                <text:p>0.599036</text:p>
              </table:table-cell>
              <table:table-cell office:value-type="float" office:value="1.75903">
                <text:p>1.75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0.708609">
                <text:p>0.708609</text:p>
              </table:table-cell>
              <table:table-cell office:value-type="float" office:value="1.86327">
                <text:p>1.86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0.510513">
                <text:p>0.510513</text:p>
              </table:table-cell>
              <table:table-cell office:value-type="float" office:value="-1.31771">
                <text:p>-1.31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-0.0576555">
                <text:p>-0.0576555</text:p>
              </table:table-cell>
              <table:table-cell office:value-type="float" office:value="0.534291">
                <text:p>0.534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-0.144019">
                <text:p>-0.144019</text:p>
              </table:table-cell>
              <table:table-cell office:value-type="float" office:value="0.553175">
                <text:p>0.553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-0.202114">
                <text:p>-0.202114</text:p>
              </table:table-cell>
              <table:table-cell office:value-type="float" office:value="1.26032">
                <text:p>1.26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0.0267413">
                <text:p>0.0267413</text:p>
              </table:table-cell>
              <table:table-cell office:value-type="float" office:value="1.10433">
                <text:p>1.10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-0.239795">
                <text:p>-0.239795</text:p>
              </table:table-cell>
              <table:table-cell office:value-type="float" office:value="1.2609">
                <text:p>1.2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0.410906">
                <text:p>-0.410906</text:p>
              </table:table-cell>
              <table:table-cell office:value-type="float" office:value="-0.287288">
                <text:p>-0.2872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0.0769875">
                <text:p>-0.0769875</text:p>
              </table:table-cell>
              <table:table-cell office:value-type="float" office:value="-0.699244">
                <text:p>-0.699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-0.0288445">
                <text:p>-0.0288445</text:p>
              </table:table-cell>
              <table:table-cell office:value-type="float" office:value="1.14222">
                <text:p>1.14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0.30134">
                <text:p>-0.30134</text:p>
              </table:table-cell>
              <table:table-cell office:value-type="float" office:value="-0.345018">
                <text:p>-0.345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0.0806415">
                <text:p>-0.0806415</text:p>
              </table:table-cell>
              <table:table-cell office:value-type="float" office:value="-0.799203">
                <text:p>-0.799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.124651">
                <text:p>0.124651</text:p>
              </table:table-cell>
              <table:table-cell office:value-type="float" office:value="1.26083">
                <text:p>1.260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.403098">
                <text:p>-0.403098</text:p>
              </table:table-cell>
              <table:table-cell office:value-type="float" office:value="0.124164">
                <text:p>0.124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0.485827">
                <text:p>0.485827</text:p>
              </table:table-cell>
              <table:table-cell office:value-type="float" office:value="-0.601914">
                <text:p>-0.601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.5553">
                <text:p>-0.5553</text:p>
              </table:table-cell>
              <table:table-cell office:value-type="float" office:value="0.599171">
                <text:p>0.599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-0.324971">
                <text:p>-0.324971</text:p>
              </table:table-cell>
              <table:table-cell office:value-type="float" office:value="1.36805">
                <text:p>1.36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-0.574337">
                <text:p>-0.574337</text:p>
              </table:table-cell>
              <table:table-cell office:value-type="float" office:value="0.077766">
                <text:p>0.077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0.464794">
                <text:p>0.464794</text:p>
              </table:table-cell>
              <table:table-cell office:value-type="float" office:value="1.1698">
                <text:p>1.1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1.01981">
                <text:p>1.01981</text:p>
              </table:table-cell>
              <table:table-cell office:value-type="float" office:value="-0.296738">
                <text:p>-0.296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0.585457">
                <text:p>0.585457</text:p>
              </table:table-cell>
              <table:table-cell office:value-type="float" office:value="-0.385351">
                <text:p>-0.385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653848">
                <text:p>0.653848</text:p>
              </table:table-cell>
              <table:table-cell office:value-type="float" office:value="-0.906866">
                <text:p>-0.90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0.0315802">
                <text:p>0.0315802</text:p>
              </table:table-cell>
              <table:table-cell office:value-type="float" office:value="-1.3682">
                <text:p>-1.3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0.640037">
                <text:p>0.640037</text:p>
              </table:table-cell>
              <table:table-cell office:value-type="float" office:value="0.456405">
                <text:p>0.456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0.389237">
                <text:p>0.389237</text:p>
              </table:table-cell>
              <table:table-cell office:value-type="float" office:value="0.865346">
                <text:p>0.865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-0.497236">
                <text:p>-0.497236</text:p>
              </table:table-cell>
              <table:table-cell office:value-type="float" office:value="0.371537">
                <text:p>0.3715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0.803452">
                <text:p>0.803452</text:p>
              </table:table-cell>
              <table:table-cell office:value-type="float" office:value="-0.381812">
                <text:p>-0.381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0.551312">
                <text:p>0.551312</text:p>
              </table:table-cell>
              <table:table-cell office:value-type="float" office:value="-0.617121">
                <text:p>-0.617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0.411893">
                <text:p>0.411893</text:p>
              </table:table-cell>
              <table:table-cell office:value-type="float" office:value="0.660161">
                <text:p>0.660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659093">
                <text:p>0.659093</text:p>
              </table:table-cell>
              <table:table-cell office:value-type="float" office:value="0.12621">
                <text:p>0.12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0.115009">
                <text:p>-0.115009</text:p>
              </table:table-cell>
              <table:table-cell office:value-type="float" office:value="-1.33752">
                <text:p>-1.33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0.406983">
                <text:p>-0.406983</text:p>
              </table:table-cell>
              <table:table-cell office:value-type="float" office:value="-0.654065">
                <text:p>-0.654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0.495839">
                <text:p>0.495839</text:p>
              </table:table-cell>
              <table:table-cell office:value-type="float" office:value="-0.466149">
                <text:p>-0.466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0.162998">
                <text:p>-0.162998</text:p>
              </table:table-cell>
              <table:table-cell office:value-type="float" office:value="-1.28473">
                <text:p>-1.28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0.550892">
                <text:p>0.550892</text:p>
              </table:table-cell>
              <table:table-cell office:value-type="float" office:value="0.874282">
                <text:p>0.874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0.653924">
                <text:p>0.653924</text:p>
              </table:table-cell>
              <table:table-cell office:value-type="float" office:value="-0.222102">
                <text:p>-0.222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0.211536">
                <text:p>0.211536</text:p>
              </table:table-cell>
              <table:table-cell office:value-type="float" office:value="0.779204">
                <text:p>0.779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0.354455">
                <text:p>0.354455</text:p>
              </table:table-cell>
              <table:table-cell office:value-type="float" office:value="-0.787915">
                <text:p>-0.787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.638315">
                <text:p>-0.638315</text:p>
              </table:table-cell>
              <table:table-cell office:value-type="float" office:value="0.746094">
                <text:p>0.746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0.728773">
                <text:p>0.728773</text:p>
              </table:table-cell>
              <table:table-cell office:value-type="float" office:value="2.44676">
                <text:p>2.44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-0.21238">
                <text:p>-0.21238</text:p>
              </table:table-cell>
              <table:table-cell office:value-type="float" office:value="0.714213">
                <text:p>0.714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9.133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7.095cm" svg:height="8.636cm">
          <chartooo:coordinate-region svg:x="1.746cm" svg:y="0.378cm" svg:width="46.181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y_t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y_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258612">
                <text:p>0.258612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2.77481">
                <text:p>2.77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3.90574">
                <text:p>-3.90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8.27536">
                <text:p>-8.2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6.70149">
                <text:p>6.70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9.08949">
                <text:p>9.0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6.85738">
                <text:p>-6.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11.6069">
                <text:p>11.6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17.5024">
                <text:p>17.5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9.44857">
                <text:p>9.44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2.14128">
                <text:p>2.14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5.10296">
                <text:p>-5.10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2.48876">
                <text:p>-2.4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4.53726">
                <text:p>4.53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11.2373">
                <text:p>11.2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13.857">
                <text:p>13.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0.0165263">
                <text:p>0.0165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12.9818">
                <text:p>12.9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14.898">
                <text:p>14.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3.0927">
                <text:p>-3.0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10.0042">
                <text:p>10.0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11.7036">
                <text:p>11.7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17.9907">
                <text:p>17.9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17.8797">
                <text:p>17.8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22.5204">
                <text:p>22.5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15.843">
                <text:p>15.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11.0666">
                <text:p>11.0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22.0037">
                <text:p>22.0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15.8565">
                <text:p>15.8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22.4585">
                <text:p>22.4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20.3012">
                <text:p>20.3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10.3958">
                <text:p>10.3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23.5495">
                <text:p>23.5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29.0911">
                <text:p>29.0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24.9838">
                <text:p>24.9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26.4346">
                <text:p>26.4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14.1115">
                <text:p>14.1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14.2066">
                <text:p>14.2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8.6309">
                <text:p>8.6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7.08017">
                <text:p>7.08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12.8519">
                <text:p>12.8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16.9518">
                <text:p>16.9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20.377">
                <text:p>20.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8.11234">
                <text:p>8.112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6.23038">
                <text:p>6.23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13.7317">
                <text:p>13.7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8.92921">
                <text:p>8.92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3.42393">
                <text:p>3.42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7.88533">
                <text:p>7.88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0.00583616">
                <text:p>0.00583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7.7756">
                <text:p>7.7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0.304429">
                <text:p>0.304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8.47812">
                <text:p>8.47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1.99434">
                <text:p>-1.99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12.9691">
                <text:p>12.9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17.5278">
                <text:p>17.52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15.13">
                <text:p>15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513cm" svg:height="8.636cm">
          <chartooo:coordinate-region svg:x="1.746cm" svg:y="0.378cm" svg:width="45.6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5</text:p>
                <text:list>
                  <text:list-item>
                    <text:p>K_P:</text:p>
                  </text:list-item>
                  <text:list-item>
                    <text:p>5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193494">
                <text:p>0.193494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2.0274">
                <text:p>2.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3.4815">
                <text:p>-3.4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5.87422">
                <text:p>-5.87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6.8106">
                <text:p>6.8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6.8824">
                <text:p>6.8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6.78204">
                <text:p>-6.78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8.74069">
                <text:p>8.74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10.9508">
                <text:p>10.9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2.16751">
                <text:p>2.16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3.84559">
                <text:p>-3.84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8.29742">
                <text:p>-8.29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-4.2522">
                <text:p>-4.2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2.07538">
                <text:p>2.07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6.56577">
                <text:p>6.56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6.87257">
                <text:p>6.87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5.21338">
                <text:p>-5.21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5.79996">
                <text:p>5.7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5.77328">
                <text:p>5.77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9.14111">
                <text:p>-9.14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2.95973">
                <text:p>2.959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3.48597">
                <text:p>3.48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7.3122">
                <text:p>7.3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5.38794">
                <text:p>5.38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7.50346">
                <text:p>7.50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0.61809">
                <text:p>0.618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3.11128">
                <text:p>-3.11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5.85531">
                <text:p>5.855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0.21839">
                <text:p>-0.21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3.59281">
                <text:p>-3.59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5.68088">
                <text:p>5.68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2.63631">
                <text:p>2.63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5.43871">
                <text:p>-5.43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5.77235">
                <text:p>5.77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8.46513">
                <text:p>8.465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3.26051">
                <text:p>3.260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3.52504">
                <text:p>3.52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6.58274">
                <text:p>-6.58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-4.85404">
                <text:p>-4.8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7.80357">
                <text:p>-7.803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-6.9989">
                <text:p>-6.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-0.918159">
                <text:p>-0.918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2.38055">
                <text:p>2.38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4.34387">
                <text:p>4.34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5.92632">
                <text:p>-5.92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-5.84217">
                <text:p>-5.84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1.24134">
                <text:p>1.24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2.66441">
                <text:p>-2.66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6.11258">
                <text:p>-6.11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-1.23541">
                <text:p>-1.23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4.80994">
                <text:p>-4.80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5.60864">
                <text:p>-5.60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1.61695">
                <text:p>1.61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4.38013">
                <text:p>-4.38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2.83834">
                <text:p>2.83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5.71185">
                <text:p>-5.71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6.92205">
                <text:p>6.92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8.58993">
                <text:p>8.58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4.63296">
                <text:p>4.63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683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645cm" svg:height="8.636cm">
          <chartooo:coordinate-region svg:x="1.561cm" svg:y="0.378cm" svg:width="45.837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5</text:p>
                <text:list>
                  <text:list-item>
                    <text:p>K_I:</text:p>
                  </text:list-item>
                  <text:list-item>
                    <text:p>5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651183">
                <text:p>0.0651183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0.747417">
                <text:p>0.747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0.424244">
                <text:p>-0.424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2.40115">
                <text:p>-2.40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0.109114">
                <text:p>-0.109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2.20708">
                <text:p>2.2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0.0753381">
                <text:p>-0.0753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2.86625">
                <text:p>2.86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6.55161">
                <text:p>6.5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7.28106">
                <text:p>7.28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5.98687">
                <text:p>5.98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3.19446">
                <text:p>3.19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1.76343">
                <text:p>1.76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2.46188">
                <text:p>2.46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4.67152">
                <text:p>4.67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6.98441">
                <text:p>6.98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5.2299">
                <text:p>5.2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7.18182">
                <text:p>7.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9.12475">
                <text:p>9.12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6.04841">
                <text:p>6.04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7.04448">
                <text:p>7.04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8.21764">
                <text:p>8.21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10.6785">
                <text:p>10.6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12.4917">
                <text:p>12.4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15.0169">
                <text:p>15.0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14.1779">
                <text:p>14.1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16.1484">
                <text:p>16.1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16.0749">
                <text:p>16.0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14.8658">
                <text:p>14.8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16.7777">
                <text:p>16.7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17.6649">
                <text:p>17.6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15.8345">
                <text:p>15.8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17.7772">
                <text:p>17.77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20.626">
                <text:p>20.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21.7233">
                <text:p>21.7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22.9096">
                <text:p>22.9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20.6943">
                <text:p>20.6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19.0607">
                <text:p>19.0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16.4345">
                <text:p>16.4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14.0791">
                <text:p>14.0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13.7701">
                <text:p>13.77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14.5712">
                <text:p>14.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16.0331">
                <text:p>16.03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14.0387">
                <text:p>14.0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12.0725">
                <text:p>12.0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12.4903">
                <text:p>12.4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11.5936">
                <text:p>11.5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9.53651">
                <text:p>9.53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9.12074">
                <text:p>9.12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7.50201">
                <text:p>7.50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5.61448">
                <text:p>5.614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6.15865">
                <text:p>6.15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4.68456">
                <text:p>4.68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5.63978">
                <text:p>5.63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3.71751">
                <text:p>3.71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6.04705">
                <text:p>6.047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8.9379">
                <text:p>8.9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10.4971">
                <text:p>10.4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67">
                <text:p>0.67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04">
                <text:p>1.010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73">
                <text:p>1.346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39">
                <text:p>2.0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16">
                <text:p>2.357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232">
                <text:p>2.6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">
                <text:p>3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82">
                <text:p>3.365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66">
                <text:p>3.70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3">
                <text:p>4.038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2">
                <text:p>4.37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68">
                <text:p>4.7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75">
                <text:p>5.04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14">
                <text:p>5.3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7">
                <text:p>5.721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2">
                <text:p>6.05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62">
                <text:p>6.39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74">
                <text:p>6.731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5">
                <text:p>7.06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4">
                <text:p>7.40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125">
                <text:p>7.7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36">
                <text:p>8.07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67">
                <text:p>8.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12">
                <text:p>8.750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87">
                <text:p>9.086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58">
                <text:p>9.4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6">
                <text:p>10.09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3">
                <text:p>11.10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2">
                <text:p>11.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8">
                <text:p>12.11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9">
                <text:p>12.7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4">
                <text:p>13.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">
                <text:p>13.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">
                <text:p>14.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22">
                <text:p>14.4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3">
                <text:p>14.8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8">
                <text:p>15.14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09">
                <text:p>15.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7">
                <text:p>15.8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7">
                <text:p>16.49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5">
                <text:p>17.16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8">
                <text:p>17.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4">
                <text:p>17.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">
                <text:p>18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3">
                <text:p>18.84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2">
                <text:p>19.8562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